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 Emoji" svg:font-family="'Segoe UI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Calibri" fo:font-size="11pt" fo:font-weight="bol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Calibri" fo:font-size="11pt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Calibri" fo:font-size="16pt" fo:font-weight="bold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  <style:text-properties fo:font-variant="normal" fo:text-transform="none" style:font-name="Calibri" fo:font-size="11pt" fo:font-style="normal" fo:font-weight="normal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fo:font-variant="normal" fo:text-transform="none" style:font-name="Calibri" fo:font-size="11pt" fo:font-style="normal" fo:font-weight="bold"/>
    </style:style>
    <style:style style:name="T1" style:family="text">
      <style:text-properties style:font-name="Calibri" fo:font-size="20pt" fo:font-weight="bold"/>
    </style:style>
    <style:style style:name="T2" style:family="text">
      <style:text-properties style:font-name="Calibri" fo:font-size="18pt" fo:font-weight="bold"/>
    </style:style>
    <style:style style:name="T3" style:family="text">
      <style:text-properties style:font-name="Calibri" fo:font-size="16pt" fo:font-weight="bold"/>
    </style:style>
    <style:style style:name="T4" style:family="text">
      <style:text-properties style:font-name="Calibri" fo:font-size="16pt" fo:language="en" fo:country="US" fo:font-weight="bold"/>
    </style:style>
    <style:style style:name="T5" style:family="text">
      <style:text-properties style:font-name="Calibri" fo:font-size="11pt"/>
    </style:style>
    <style:style style:name="T6" style:family="text">
      <style:text-properties style:font-name="Calibri" fo:font-size="11pt" fo:language="fr" fo:country="FR"/>
    </style:style>
    <style:style style:name="T7" style:family="text">
      <style:text-properties style:font-name="Calibri" fo:font-size="11pt" fo:language="en" fo:country="US" fo:font-weight="bold"/>
    </style:style>
    <style:style style:name="T8" style:family="text">
      <style:text-properties style:font-name="Calibri" fo:font-size="11pt" fo:font-weight="bold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style:font-name-asian="Segoe UI Emoji" style:font-size-asian="16pt" style:language-asian="fr" style:country-asian="FR" style:font-weight-asian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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3123070" text:style-name="L1">
        <text:list-header>
          <text:p text:style-name="P1"> <text:span text:style-name="T1">RETRO STORY - Planning Multi-Sprints avec Priorisation</text:span></text:p>
          <text:p text:style-name="P1"> <text:span text:style-name="T2">Vue d’ensemble de la priorisation</text:span></text:p>
          <text:p text:style-name="P1"> <text:span text:style-name="T3">PRIORITÉ CRITIQUE (Must-Have)</text:span></text:p>
          <text:p text:style-name="P3">Fonctionnalités essentielles pour le MVP</text:p>
          <text:list>
            <text:list-item>
              <text:p text:style-name="P2"><text:span text:style-name="T5">Structure de base et navigation</text:span> </text:p>
            </text:list-item>
            <text:list-item>
              <text:p text:style-name="P2"><text:span text:style-name="T5">2 jeux principaux (Pong + Snake)</text:span> </text:p>
            </text:list-item>
            <text:list-item>
              <text:p text:style-name="P2"><text:span text:style-name="T5">Système d’annonces fonctionnel</text:span> </text:p>
            </text:list-item>
            <text:list-item>
              <text:p text:style-name="P2"><text:span text:style-name="T5">Design rétro cohérent</text:span> </text:p>
            </text:list-item>
          </text:list>
          <text:p text:style-name="P1"> <text:span text:style-name="T3">PRIORITÉ ÉLEVÉE (Should-Have)</text:span></text:p>
          <text:p text:style-name="P3">Fonctionnalités importantes pour l’expérience complète</text:p>
          <text:list text:continue-numbering="true">
            <text:list-item>
              <text:p text:style-name="P2"><text:span text:style-name="T5">Jeux supplémentaires (Morpion + Quiz)</text:span> </text:p>
            </text:list-item>
            <text:list-item>
              <text:p text:style-name="P2"><text:span text:style-name="T5">Articles de blog avec intégrations</text:span> </text:p>
            </text:list-item>
            <text:list-item>
              <text:p text:style-name="P2"><text:span text:style-name="T5">Responsive design avancé</text:span> </text:p>
            </text:list-item>
            <text:list-item>
              <text:p text:style-name="P2"><text:span text:style-name="T5">Système de scores</text:span> </text:p>
            </text:list-item>
          </text:list>
          <text:p text:style-name="P1"> <text:span text:style-name="T3">PRIORITÉ MOYENNE (Could-Have)</text:span></text:p>
          <text:p text:style-name="P3">Fonctionnalités d’amélioration</text:p>
          <text:list text:continue-numbering="true">
            <text:list-item>
              <text:p text:style-name="P2"><text:span text:style-name="T5">Forum communautaire</text:span> </text:p>
            </text:list-item>
            <text:list-item>
              <text:p text:style-name="P2"><text:span text:style-name="T5">Widgets d’activité</text:span> </text:p>
            </text:list-item>
            <text:list-item>
              <text:p text:style-name="P2"><text:span text:style-name="T5">Animations avancées</text:span> </text:p>
            </text:list-item>
            <text:list-item>
              <text:p text:style-name="P2"><text:span text:style-name="T5">Badges et gamification</text:span> </text:p>
            </text:list-item>
          </text:list>
          <text:p text:style-name="P1"> <text:span text:style-name="T3">PRIORITÉ BASSE (Won’t-Have cette fois)</text:span></text:p>
          <text:p text:style-name="P3">Fonctionnalités pour versions futures</text:p>
          <text:list text:continue-numbering="true">
            <text:list-item>
              <text:p text:style-name="P2"><text:span text:style-name="T5">Effets sonores</text:span> </text:p>
            </text:list-item>
            <text:list-item>
              <text:p text:style-name="P2"><text:span text:style-name="T5">Mode sombre/clair</text:span> </text:p>
            </text:list-item>
            <text:list-item>
              <text:p text:style-name="P2"><text:span text:style-name="T5">Système de favoris avancé</text:span> </text:p>
            </text:list-item>
            <text:list-item>
              <text:p text:style-name="P2"><text:span text:style-name="T5">Intégrations sociales complexes</text:span> </text:p>
            </text:list-item>
          </text:list>
          <text:p text:style-name="P1"> </text:p>
          <text:p text:style-name="P1"> <text:span text:style-name="T2">SPRINT 1 (2 jours) - FONDATIONS MVP</text:span></text:p>
          <text:p text:style-name="P3">Dates : Mercredi 11-Jeudi 12 juinObjectif : Base fonctionnelle avec 2 jeux</text:p>
          <text:p text:style-name="P1"> <text:span text:style-name="T3">CRITIQUE - Jour 1 (Mercredi 11 juin)</text:span></text:p>
          <text:p text:style-name="P5">Matin (9h-12h)</text:p>
          <text:list text:continue-numbering="true">
            <text:list-item>
              <text:p text:style-name="P2"><text:span text:style-name="T5">[ ] Structure HTML de base avec navigation</text:span> </text:p>
            </text:list-item>
            <text:list-item>
              <text:p text:style-name="P2"><text:span text:style-name="T5">[ ] Architecture des dossiers complète</text:span> </text:p>
            </text:list-item>
            <text:list-item>
              <text:p text:style-name="P2"><text:span text:style-name="T5">[ ] CSS reset et système de couleurs rétro</text:span> </text:p>
            </text:list-item>
            <text:list-item>
              <text:p text:style-name="P2"><text:span text:style-name="T5">[ ] Page d’accueil avec menu principal</text:span> </text:p>
            </text:list-item>
            <text:list-item>
              <text:p text:style-name="P2"><text:span text:style-name="T5">[ ] Responsive base (mobile-first)</text:span> </text:p>
            </text:list-item>
          </text:list>
          <text:p text:style-name="P5">Après-midi (14h-18h)</text:p>
          <text:list text:continue-numbering="true">
            <text:list-item>
              <text:p text:style-name="P2"><text:span text:style-name="T6">[ ] </text:span><text:span text:style-name="T7">Jeu Pong complet</text:span> <text:span text:style-name="T6">(Canvas + contrôles + IA)</text:span> </text:p>
            </text:list-item>
            <text:list-item>
              <text:p text:style-name="P2"><text:span text:style-name="T6">[ ] </text:span><text:span text:style-name="T7">Jeu Snake complet</text:span> <text:span text:style-name="T6">(Canvas + niveaux + scores)</text:span> </text:p>
            </text:list-item>
            <text:list-item>
              <text:p text:style-name="P2"><text:span text:style-name="T5">[ ] Page d’accueil des jeux fonctionnelle</text:span> </text:p>
            </text:list-item>
            <text:list-item>
              <text:p text:style-name="P2"><text:span text:style-name="T5">[ ] Système de scores localStorage basique</text:span> </text:p>
            </text:list-item>
          </text:list>
          <text:p text:style-name="P1"> <text:span text:style-name="T3">CRITIQUE - Jour 2 (Jeudi 12 juin)</text:span></text:p>
          <text:p text:style-name="P5">Matin (9h-12h)</text:p>
          <text:list text:continue-numbering="true">
            <text:list-item>
              <text:p text:style-name="P2"><text:span text:style-name="T6">[ ] </text:span><text:span text:style-name="T7">Page consultation annonces</text:span> <text:span text:style-name="T6">avec design</text:span> </text:p>
            </text:list-item>
            <text:list-item>
              <text:p text:style-name="P2"><text:span text:style-name="T6">[ ] </text:span><text:span text:style-name="T7">Formulaire dépôt annonce</text:span> <text:span text:style-name="T6">complet</text:span> </text:p>
            </text:list-item>
            <text:list-item>
              <text:p text:style-name="P2"><text:soft-page-break/><text:span text:style-name="T5">[ ] Système de catégories (Consoles, Jeux, Accessoires)</text:span> </text:p>
            </text:list-item>
            <text:list-item>
              <text:p text:style-name="P2"><text:span text:style-name="T5">[ ] 20 annonces de démonstration minimum</text:span> </text:p>
            </text:list-item>
          </text:list>
          <text:p text:style-name="P5">Après-midi (14h-18h)</text:p>
          <text:list text:continue-numbering="true">
            <text:list-item>
              <text:p text:style-name="P2"><text:span text:style-name="T6">[ ] </text:span><text:span text:style-name="T7">Pages détails annonce</text:span> <text:span text:style-name="T6">avec galeries</text:span> </text:p>
            </text:list-item>
            <text:list-item>
              <text:p text:style-name="P2"><text:span text:style-name="T5">[ ] Filtres basiques (prix, catégorie, état)</text:span> </text:p>
            </text:list-item>
            <text:list-item>
              <text:p text:style-name="P2"><text:span text:style-name="T5">[ ] Contact vendeur simulé</text:span> </text:p>
            </text:list-item>
            <text:list-item>
              <text:p text:style-name="P2"><text:span text:style-name="T5">[ ] Recherche par mots-clés</text:span> </text:p>
            </text:list-item>
          </text:list>
          <text:p text:style-name="P1">✅ <text:span text:style-name="T3">Livrables Sprint 1</text:span></text:p>
          <text:list text:continue-numbering="true">
            <text:list-item>
              <text:p text:style-name="P2"><text:span text:style-name="T5">Site navigable avec 2 jeux jouables</text:span> </text:p>
            </text:list-item>
            <text:list-item>
              <text:p text:style-name="P2"><text:span text:style-name="T5">Système d’annonces fonctionnel</text:span> </text:p>
            </text:list-item>
            <text:list-item>
              <text:p text:style-name="P2"><text:span text:style-name="T5">Design rétro cohérent</text:span> </text:p>
            </text:list-item>
            <text:list-item>
              <text:p text:style-name="P2"><text:span text:style-name="T5">Version mobile basique</text:span> </text:p>
            </text:list-item>
          </text:list>
          <text:p text:style-name="P1"> </text:p>
          <text:p text:style-name="P1"> <text:span text:style-name="T2">SPRINT 2 (2 jours) - ENRICHISSEMENT</text:span></text:p>
          <text:p text:style-name="P3">Dates : Vendredi 13-Samedi 14 juinObjectif : Contenu et fonctionnalités étendues</text:p>
          <text:p text:style-name="P1"> <text:span text:style-name="T3">ÉLEVÉE - Jour 3 (Vendredi 13 juin)</text:span></text:p>
          <text:p text:style-name="P5">Matin (9h-12h)</text:p>
          <text:list text:continue-numbering="true">
            <text:list-item>
              <text:p text:style-name="P2"><text:span text:style-name="T6">[ ] </text:span><text:span text:style-name="T7">Jeu Morpion</text:span></text:p>
            </text:list-item>
            <text:list-item>
              <text:p text:style-name="P2"><text:span text:style-name="T6">[ ] </text:span><text:span text:style-name="T7">Quiz Retrogaming</text:span> <text:span text:style-name="T6">avec 50 questions minimum</text:span> </text:p>
            </text:list-item>
            <text:list-item>
              <text:p text:style-name="P2"><text:span text:style-name="T5">[ ] Intégration des 4 jeux sur page d’accueil</text:span> </text:p>
            </text:list-item>
            <text:list-item>
              <text:p text:style-name="P2"><text:span text:style-name="T5">[ ] Système de scores unifié</text:span> </text:p>
            </text:list-item>
          </text:list>
          <text:p text:style-name="P5">Après-midi (14h-18h)</text:p>
          <text:list text:continue-numbering="true">
            <text:list-item>
              <text:p text:style-name="P2"><text:span text:style-name="T6">[ ] </text:span><text:span text:style-name="T7">Page blog</text:span> <text:span text:style-name="T6">avec template d’articles</text:span> </text:p>
            </text:list-item>
            <text:list-item>
              <text:p text:style-name="P2"><text:span text:style-name="T6">[ ] </text:span><text:span text:style-name="T7">3 articles rédigés</text:span> <text:span text:style-name="T6">avec liens vers jeux : </text:span></text:p>
              <text:list>
                <text:list-item>
                  <text:p text:style-name="P2">“<text:span text:style-name="T5">Pong : Le pionnier qui a lancé l’industrie”</text:span> </text:p>
                </text:list-item>
                <text:list-item>
                  <text:p text:style-name="P2">“<text:span text:style-name="T5">Snake : De Nokia aux smartphones modernes”</text:span> </text:p>
                </text:list-item>
                <text:list-item>
                  <text:p text:style-name="P2">“<text:span text:style-name="T5">Testez vos connaissances : L’histoire du retrogaming”</text:span> </text:p>
                </text:list-item>
              </text:list>
            </text:list-item>
            <text:list-item>
              <text:p text:style-name="P2"><text:span text:style-name="T5">[ ] Sidebar avec articles populaires</text:span> </text:p>
            </text:list-item>
            <text:list-item>
              <text:p text:style-name="P2"><text:span text:style-name="T5">[ ] Liens croisés articles ↔︎ jeux</text:span> </text:p>
            </text:list-item>
          </text:list>
          <text:p text:style-name="P1"> <text:span text:style-name="T3">ÉLEVÉE - Jour 4 (Samedi 14 juin)</text:span></text:p>
          <text:p text:style-name="P5">Matin (9h-12h)</text:p>
          <text:list text:continue-numbering="true">
            <text:list-item>
              <text:p text:style-name="P2"><text:span text:style-name="T5">[ ] 30 annonces supplémentaires (total 50)</text:span> </text:p>
            </text:list-item>
            <text:list-item>
              <text:p text:style-name="P2"><text:span text:style-name="T5">[ ] Filtres avancés (région, date, tri)</text:span> </text:p>
            </text:list-item>
            <text:list-item>
              <text:p text:style-name="P2"><text:span text:style-name="T5">[ ] Pagination des annonces</text:span> </text:p>
            </text:list-item>
            <text:list-item>
              <text:p text:style-name="P2"><text:span text:style-name="T5">[ ] Photos réalistes pour toutes les annonces</text:span> </text:p>
            </text:list-item>
          </text:list>
          <text:p text:style-name="P5">Après-midi (14h-18h)</text:p>
          <text:list text:continue-numbering="true">
            <text:list-item>
              <text:p text:style-name="P2"><text:span text:style-name="T6">[ ] </text:span><text:span text:style-name="T7">Responsive design avancé</text:span> <text:span text:style-name="T6">sur tous les modules</text:span> </text:p>
            </text:list-item>
            <text:list-item>
              <text:p text:style-name="P2"><text:span text:style-name="T5">[ ] Optimisation mobile des jeux (contrôles tactiles)</text:span> </text:p>
            </text:list-item>
            <text:list-item>
              <text:p text:style-name="P2"><text:span text:style-name="T5">[ ] Tests cross-browser basiques</text:span> </text:p>
            </text:list-item>
            <text:list-item>
              <text:p text:style-name="P2"><text:span text:style-name="T5">[ ] Correction bugs JavaScript</text:span> </text:p>
            </text:list-item>
          </text:list>
          <text:p text:style-name="P1">✅ <text:span text:style-name="T3">Livrables Sprint 2</text:span></text:p>
          <text:list text:continue-numbering="true">
            <text:list-item>
              <text:p text:style-name="P2"><text:span text:style-name="T5">4 jeux complémentaires fonctionnels</text:span> </text:p>
            </text:list-item>
            <text:list-item>
              <text:p text:style-name="P2"><text:span text:style-name="T5">3 articles de blog avec intégrations</text:span> </text:p>
            </text:list-item>
            <text:list-item>
              <text:p text:style-name="P2"><text:span text:style-name="T5">50 annonces avec filtres avancés</text:span> </text:p>
            </text:list-item>
            <text:list-item>
              <text:p text:style-name="P2"><text:span text:style-name="T5">Responsive design optimisé</text:span> </text:p>
            </text:list-item>
          </text:list>
          <text:p text:style-name="P1"> </text:p>
          <text:p text:style-name="P1"> <text:span text:style-name="T2">SPRINT 3 (1.5 jours) - POLISH &amp; FORUM</text:span></text:p>
          <text:p text:style-name="P3"><text:soft-page-break/>Dates : Dimanche 15-Lundi 16 juin matinObjectif : Finitions et fonctionnalités communautaires</text:p>
          <text:p text:style-name="P1"> <text:span text:style-name="T3">MOYENNE - Jour 5 (Dimanche 15 juin)</text:span></text:p>
          <text:p text:style-name="P5">Matin (9h-12h)</text:p>
          <text:list text:continue-numbering="true">
            <text:list-item>
              <text:p text:style-name="P2"><text:span text:style-name="T6">[ ] </text:span><text:span text:style-name="T7">Structure forum</text:span> <text:span text:style-name="T6">avec catégories principales</text:span> </text:p>
            </text:list-item>
            <text:list-item>
              <text:p text:style-name="P2"><text:span text:style-name="T5">[ ] Topics de démonstration avec utilisateurs fictifs</text:span> </text:p>
            </text:list-item>
            <text:list-item>
              <text:p text:style-name="P2"><text:span text:style-name="T5">[ ] Section dédiée aux jeux du site</text:span> </text:p>
            </text:list-item>
            <text:list-item>
              <text:p text:style-name="P2"><text:span text:style-name="T5">[ ] Classements et scores partagés</text:span> </text:p>
            </text:list-item>
          </text:list>
          <text:p text:style-name="P5">Après-midi (14h-18h)</text:p>
          <text:list text:continue-numbering="true">
            <text:list-item>
              <text:p text:style-name="P2"><text:span text:style-name="T6">[ ] </text:span><text:span text:style-name="T7">2 articles supplémentaires</text:span> <text:span text:style-name="T6">: </text:span></text:p>
              <text:list>
                <text:list-item>
                  <text:p text:style-name="P2">“<text:span text:style-name="T5">L’évolution du Tic-Tac-Toe : Du papier au numérique”</text:span> </text:p>
                </text:list-item>
                <text:list-item>
                  <text:p text:style-name="P2">“<text:span text:style-name="T5">Comment bien acheter du rétrogaming d’occasion”</text:span> </text:p>
                </text:list-item>
              </text:list>
            </text:list-item>
            <text:list-item>
              <text:p text:style-name="P2"><text:span text:style-name="T6">[ ] </text:span><text:span text:style-name="T7">Widgets d’activité récente</text:span> <text:span text:style-name="T6">sur l’accueil</text:span> </text:p>
            </text:list-item>
            <text:list-item>
              <text:p text:style-name="P2"><text:span text:style-name="T5">[ ] Liens croisés optimisés entre toutes sections</text:span> </text:p>
            </text:list-item>
            <text:list-item>
              <text:p text:style-name="P2"><text:span text:style-name="T5">[ ] Animations CSS fluides (hover, transitions)</text:span> </text:p>
            </text:list-item>
          </text:list>
          <text:p text:style-name="P1"> <text:span text:style-name="T3">MOYENNE - Jour 6 matin (Lundi 16 juin - 9h-12h)</text:span></text:p>
          <text:list text:continue-numbering="true">
            <text:list-item>
              <text:p text:style-name="P2"><text:span text:style-name="T6">[ ] </text:span><text:span text:style-name="T7">Tests complets</text:span> <text:span text:style-name="T6">sur tous navigateurs</text:span> </text:p>
            </text:list-item>
            <text:list-item>
              <text:p text:style-name="P2"><text:span text:style-name="T6">[ ] </text:span><text:span text:style-name="T7">Optimisation performances</text:span> <text:span text:style-name="T6">(images, JS)</text:span> </text:p>
            </text:list-item>
            <text:list-item>
              <text:p text:style-name="P2"><text:span text:style-name="T6">[ ] </text:span><text:span text:style-name="T7">Validation HTML/CSS</text:span> <text:span text:style-name="T6">complète</text:span> </text:p>
            </text:list-item>
            <text:list-item>
              <text:p text:style-name="P2"><text:span text:style-name="T6">[ ] </text:span><text:span text:style-name="T7">Guide utilisateur</text:span> <text:span text:style-name="T6">intégré</text:span> </text:p>
            </text:list-item>
          </text:list>
          <text:p text:style-name="P1">✅ <text:span text:style-name="T3">Livrables Sprint 3</text:span></text:p>
          <text:list text:continue-numbering="true">
            <text:list-item>
              <text:p text:style-name="P2"><text:span text:style-name="T5">Forum basique fonctionnel</text:span> </text:p>
            </text:list-item>
            <text:list-item>
              <text:p text:style-name="P2"><text:span text:style-name="T5">5 articles complets avec intégrations</text:span> </text:p>
            </text:list-item>
            <text:list-item>
              <text:p text:style-name="P2"><text:span text:style-name="T5">Widgets d’activité et liens croisés</text:span> </text:p>
            </text:list-item>
            <text:list-item>
              <text:p text:style-name="P2"><text:span text:style-name="T5">Performance optimisée</text:span> </text:p>
            </text:list-item>
          </text:list>
          <text:p text:style-name="P1"> </text:p>
          <text:p text:style-name="P1"> <text:span text:style-name="T2">SPRINT 4 (0.5 jour) - LIVRAISON</text:span></text:p>
          <text:p text:style-name="P3">Date : Lundi 16 juin après-midi + Mardi 17 juinObjectif : Finalisation et documentation</text:p>
          <text:p text:style-name="P1"> <text:span text:style-name="T3">CRITIQUE - Finalisation</text:span></text:p>
          <text:p text:style-name="P5">Lundi après-midi (14h-18h)</text:p>
          <text:list text:continue-numbering="true">
            <text:list-item>
              <text:p text:style-name="P2"><text:span text:style-name="T6">[ ] </text:span><text:span text:style-name="T7">Tests finaux exhaustifs</text:span> </text:p>
            </text:list-item>
            <text:list-item>
              <text:p text:style-name="P2"><text:span text:style-name="T6">[ ] </text:span><text:span text:style-name="T7">Screenshots de présentation</text:span> </text:p>
            </text:list-item>
            <text:list-item>
              <text:p text:style-name="P2"><text:span text:style-name="T6">[ ] </text:span><text:span text:style-name="T7">Documentation technique</text:span> </text:p>
            </text:list-item>
            <text:list-item>
              <text:p text:style-name="P2"><text:span text:style-name="T6">[ ] </text:span><text:span text:style-name="T7">Package de livraison</text:span> <text:span text:style-name="T6">(ZIP avec structure)</text:span> </text:p>
            </text:list-item>
          </text:list>
          <text:p text:style-name="P5">Mardi matin (9h-12h)</text:p>
          <text:list text:continue-numbering="true">
            <text:list-item>
              <text:p text:style-name="P2"><text:span text:style-name="T6">[ ] </text:span><text:span text:style-name="T7">Démonstration complète</text:span> <text:span text:style-name="T6">du site</text:span> </text:p>
            </text:list-item>
            <text:list-item>
              <text:p text:style-name="P2"><text:span text:style-name="T6">[ ] </text:span><text:span text:style-name="T7">Présentation des fonctionnalités</text:span> </text:p>
            </text:list-item>
            <text:list-item>
              <text:p text:style-name="P2"><text:span text:style-name="T6">[ ] </text:span><text:span text:style-name="T7">Guide de déploiement</text:span> </text:p>
            </text:list-item>
          </text:list>
          <text:p text:style-name="P1">✅ <text:span text:style-name="T3">Livrables Sprint 4</text:span></text:p>
          <text:list text:continue-numbering="true">
            <text:list-item>
              <text:p text:style-name="P2"><text:span text:style-name="T5">Site complet testé et documenté</text:span> </text:p>
            </text:list-item>
            <text:list-item>
              <text:p text:style-name="P2"><text:span text:style-name="T5">Package de livraison prêt</text:span> </text:p>
            </text:list-item>
            <text:list-item>
              <text:p text:style-name="P2"><text:span text:style-name="T5">Présentation finale</text:span> </text:p>
            </text:list-item>
          </text:list>
          <text:p text:style-name="P1"> </text:p>
          <text:p text:style-name="P1"> <text:span text:style-name="T2">BACKLOG PRIORISÉ</text:span></text:p>
          <text:p text:style-name="P1"> <text:span text:style-name="T3">CRITIQUE (Sprint 1) - 16 tâches</text:span></text:p>
          <text:list>
            <text:list-item text:start-value="1">
              <text:p text:style-name="P6">Structure HTML + Navigation </text:p>
            </text:list-item>
            <text:list-item>
              <text:p text:style-name="P6">Architecture dossiers </text:p>
            </text:list-item>
            <text:list-item>
              <text:p text:style-name="P6">CSS rétro + Responsive base </text:p>
            </text:list-item>
            <text:list-item>
              <text:p text:style-name="P6"><text:soft-page-break/>Jeu Pong complet </text:p>
            </text:list-item>
            <text:list-item>
              <text:p text:style-name="P6">Jeu Snake complet </text:p>
            </text:list-item>
            <text:list-item>
              <text:p text:style-name="P6">Page annonces consultation </text:p>
            </text:list-item>
            <text:list-item>
              <text:p text:style-name="P6">Formulaire dépôt annonce </text:p>
            </text:list-item>
            <text:list-item>
              <text:p text:style-name="P6">20 annonces démo </text:p>
            </text:list-item>
            <text:list-item>
              <text:p text:style-name="P6">Pages détails annonce </text:p>
            </text:list-item>
            <text:list-item>
              <text:p text:style-name="P6">Filtres basiques </text:p>
            </text:list-item>
            <text:list-item>
              <text:p text:style-name="P6">Contact vendeur </text:p>
            </text:list-item>
            <text:list-item>
              <text:p text:style-name="P6">Recherche annonces </text:p>
            </text:list-item>
            <text:list-item>
              <text:p text:style-name="P6">Système scores localStorage </text:p>
            </text:list-item>
            <text:list-item>
              <text:p text:style-name="P6">Tests navigation </text:p>
            </text:list-item>
            <text:list-item>
              <text:p text:style-name="P6">Page d’accueil jeux </text:p>
            </text:list-item>
            <text:list-item>
              <text:p text:style-name="P6">Design cohérent </text:p>
            </text:list-item>
          </text:list>
          <text:p text:style-name="P1"> <text:span text:style-name="T3">ÉLEVÉE (Sprint 2) - 12 tâches</text:span></text:p>
          <text:list>
            <text:list-item text:start-value="1">
              <text:p text:style-name="P6">Jeu Morpion + IA </text:p>
            </text:list-item>
            <text:list-item>
              <text:p text:style-name="P6">Quiz 50 questions </text:p>
            </text:list-item>
            <text:list-item>
              <text:p text:style-name="P6">Scores unifiés </text:p>
            </text:list-item>
            <text:list-item>
              <text:p text:style-name="P6">Page blog + template </text:p>
            </text:list-item>
            <text:list-item>
              <text:p text:style-name="P6">3 articles rédigés </text:p>
            </text:list-item>
            <text:list-item>
              <text:p text:style-name="P6">Liens croisés articles-jeux </text:p>
            </text:list-item>
            <text:list-item>
              <text:p text:style-name="P6">30 annonces supplémentaires </text:p>
            </text:list-item>
            <text:list-item>
              <text:p text:style-name="P6">Filtres avancés </text:p>
            </text:list-item>
            <text:list-item>
              <text:p text:style-name="P6">Pagination annonces </text:p>
            </text:list-item>
            <text:list-item>
              <text:p text:style-name="P6">Responsive avancé </text:p>
            </text:list-item>
            <text:list-item>
              <text:p text:style-name="P6">Mobile jeux optimisé </text:p>
            </text:list-item>
            <text:list-item>
              <text:p text:style-name="P6">Corrections bugs </text:p>
            </text:list-item>
          </text:list>
          <text:p text:style-name="P1"> <text:span text:style-name="T3">MOYENNE (Sprint 3) - 10 tâches</text:span></text:p>
          <text:list>
            <text:list-item text:start-value="1">
              <text:p text:style-name="P6">Structure forum </text:p>
            </text:list-item>
            <text:list-item>
              <text:p text:style-name="P6">Topics démonstration </text:p>
            </text:list-item>
            <text:list-item>
              <text:p text:style-name="P6">Section jeux forum </text:p>
            </text:list-item>
            <text:list-item>
              <text:p text:style-name="P6">Classements partagés </text:p>
            </text:list-item>
            <text:list-item>
              <text:p text:style-name="P6">2 articles supplémentaires </text:p>
            </text:list-item>
            <text:list-item>
              <text:p text:style-name="P6">Widgets activité </text:p>
            </text:list-item>
            <text:list-item>
              <text:p text:style-name="P6">Liens croisés optimisés </text:p>
            </text:list-item>
            <text:list-item>
              <text:p text:style-name="P6">Animations CSS </text:p>
            </text:list-item>
            <text:list-item>
              <text:p text:style-name="P6">Tests cross-browser </text:p>
            </text:list-item>
            <text:list-item>
              <text:p text:style-name="P6">Optimisation performances </text:p>
            </text:list-item>
          </text:list>
          <text:p text:style-name="P1"> <text:span text:style-name="T3">BASSE (Versions futures)</text:span></text:p>
          <text:list text:continue-numbering="true">
            <text:list-item>
              <text:p text:style-name="P2"><text:span text:style-name="T5">Effets sonores jeux</text:span> </text:p>
            </text:list-item>
            <text:list-item>
              <text:p text:style-name="P2"><text:span text:style-name="T5">Mode sombre/clair</text:span> </text:p>
            </text:list-item>
            <text:list-item>
              <text:p text:style-name="P2"><text:span text:style-name="T5">Système favoris avancé</text:span> </text:p>
            </text:list-item>
            <text:list-item>
              <text:p text:style-name="P2"><text:span text:style-name="T5">Badges gamification étendus</text:span> </text:p>
            </text:list-item>
            <text:list-item>
              <text:p text:style-name="P2"><text:span text:style-name="T5">Partage réseaux sociaux</text:span> </text:p>
            </text:list-item>
            <text:list-item>
              <text:p text:style-name="P2"><text:span text:style-name="T5">Notifications push</text:span> </text:p>
            </text:list-item>
            <text:list-item>
              <text:p text:style-name="P2"><text:span text:style-name="T5">Chat en temps réel</text:span> </text:p>
            </text:list-item>
            <text:list-item>
              <text:p text:style-name="P2"><text:span text:style-name="T5">API externe scores</text:span> </text:p>
            </text:list-item>
          </text:list>
          <text:p text:style-name="P1"> </text:p>
          <text:p text:style-name="P1"> <text:span text:style-name="T2">CRITÈRES DE VALIDATION PAR SPRINT</text:span></text:p>
          <text:p text:style-name="P5">Sprint 1 - MVP Validation</text:p>
          <text:list text:continue-numbering="true">
            <text:list-item>
              <text:p text:style-name="P2"><text:span text:style-name="T5">[ ] 2 jeux parfaitement jouables (Pong + Snake)</text:span> </text:p>
            </text:list-item>
            <text:list-item>
              <text:p text:style-name="P2"><text:span text:style-name="T5">[ ] 20 annonces consultables avec détails</text:span> </text:p>
            </text:list-item>
            <text:list-item>
              <text:p text:style-name="P2"><text:soft-page-break/><text:span text:style-name="T5">[ ] Navigation fluide entre sections</text:span> </text:p>
            </text:list-item>
            <text:list-item>
              <text:p text:style-name="P2"><text:span text:style-name="T5">[ ] Chargement &lt; 5 secondes</text:span> </text:p>
            </text:list-item>
          </text:list>
          <text:p text:style-name="P5">Sprint 2 - Enrichissement Validation</text:p>
          <text:list text:continue-numbering="true">
            <text:list-item>
              <text:p text:style-name="P2"><text:span text:style-name="T5">[ ] 4 jeux fonctionnels avec scores</text:span> </text:p>
            </text:list-item>
            <text:list-item>
              <text:p text:style-name="P2"><text:span text:style-name="T5">[ ] 50 annonces avec filtres fonctionnels</text:span> </text:p>
            </text:list-item>
            <text:list-item>
              <text:p text:style-name="P2"><text:span text:style-name="T5">[ ] 3 articles avec intégrations actives</text:span> </text:p>
            </text:list-item>
            <text:list-item>
              <text:p text:style-name="P2"><text:span text:style-name="T5">[ ] Responsive parfait sur tous appareils</text:span> </text:p>
            </text:list-item>
            <text:list-item>
              <text:p text:style-name="P2"><text:span text:style-name="T5">[ ] Expérience utilisateur fluide</text:span> </text:p>
            </text:list-item>
          </text:list>
          <text:p text:style-name="P5">Sprint 3 - Finalisation Validation</text:p>
          <text:list text:continue-numbering="true">
            <text:list-item>
              <text:p text:style-name="P2"><text:span text:style-name="T5">[ ] Forum navigable avec contenu</text:span> </text:p>
            </text:list-item>
            <text:list-item>
              <text:p text:style-name="P2"><text:span text:style-name="T5">[ ] 5 articles complets et liés</text:span> </text:p>
            </text:list-item>
            <text:list-item>
              <text:p text:style-name="P2"><text:span text:style-name="T5">[ ] Widgets d’activité fonctionnels</text:span> </text:p>
            </text:list-item>
            <text:list-item>
              <text:p text:style-name="P2"><text:span text:style-name="T5">[ ] Performance optimisée (&lt; 3s)</text:span> </text:p>
            </text:list-item>
            <text:list-item>
              <text:p text:style-name="P2"><text:span text:style-name="T5">[ ] Tests validés sur 3+ navigateurs</text:span> </text:p>
            </text:list-item>
          </text:list>
          <text:p text:style-name="P5">Sprint 4 - Livraison Validation</text:p>
          <text:list text:continue-numbering="true">
            <text:list-item>
              <text:p text:style-name="P2"><text:span text:style-name="T5">[ ] Documentation complète</text:span> </text:p>
            </text:list-item>
            <text:list-item>
              <text:p text:style-name="P2"><text:span text:style-name="T5">[ ] Package déployable</text:span> </text:p>
            </text:list-item>
            <text:list-item>
              <text:p text:style-name="P2"><text:span text:style-name="T5">[ ] Démonstration réussie</text:span> </text:p>
            </text:list-item>
            <text:list-item>
              <text:p text:style-name="P2"><text:span text:style-name="T5">[ ] Tous critères MVP respectés</text:span> </text:p>
            </text:list-item>
          </text:list>
          <text:p text:style-name="P1"> </text:p>
          <text:p text:style-name="P1"> <text:span text:style-name="T2">RÉPARTITION EFFORT PAR PRIORITÉ</text:span></text:p>
          <text:p text:style-name="P5">Distribution du temps (6 jours = 48h)</text:p>
          <text:list text:continue-numbering="true">
            <text:list-item>
              <text:p text:style-name="P2"> <text:span text:style-name="T8">CRITIQUE</text:span> <text:span text:style-name="T5">: 32h (67%) - Sprints 1</text:span> </text:p>
            </text:list-item>
            <text:list-item>
              <text:p text:style-name="P2"> <text:span text:style-name="T8">ÉLEVÉE</text:span> <text:span text:style-name="T5">: 12h (25%) - Sprint 2</text:span> </text:p>
            </text:list-item>
            <text:list-item>
              <text:p text:style-name="P2"> <text:span text:style-name="T8">MOYENNE</text:span> <text:span text:style-name="T5">: 4h (8%) - Sprint 3</text:span> </text:p>
            </text:list-item>
          </text:list>
          <text:p text:style-name="P5">Répartition par fonctionnalité</text:p>
          <text:list text:continue-numbering="true">
            <text:list-item>
              <text:p text:style-name="P2"><text:span text:style-name="T8">Jeux</text:span> <text:span text:style-name="T5">: 40% (19h) - Cœur de différenciation</text:span> </text:p>
            </text:list-item>
            <text:list-item>
              <text:p text:style-name="P2"><text:span text:style-name="T8">Annonces</text:span> <text:span text:style-name="T5">: 30% (14h) - Fonctionnalité principale</text:span> </text:p>
            </text:list-item>
            <text:list-item>
              <text:p text:style-name="P2"><text:span text:style-name="T8">Blog/Articles</text:span> <text:span text:style-name="T5">: 15% (7h) - Contenu de valeur</text:span> </text:p>
            </text:list-item>
            <text:list-item>
              <text:p text:style-name="P2"><text:span text:style-name="T8">Forum</text:span> <text:span text:style-name="T5">: 10% (5h) - Communauté basique</text:span> </text:p>
            </text:list-item>
            <text:list-item>
              <text:p text:style-name="P2"><text:span text:style-name="T8">Intégration/Polish</text:span> <text:span text:style-name="T5">: 5% (3h) - Finitions</text:span> </text:p>
            </text:list-item>
          </text:list>
          <text:p text:style-name="P1"> </text:p>
          <text:p text:style-name="P1"> <text:span text:style-name="T2">GESTION DES RISQUES</text:span></text:p>
          <text:p text:style-name="P5">Risques ÉLEVÉS (Mitigation Sprint 1)</text:p>
          <text:list text:continue-numbering="true">
            <text:list-item>
              <text:p text:style-name="P2"><text:span text:style-name="T8">Complexité des jeux</text:span> → <text:span text:style-name="T5">Simplifier les algorithmes si nécessaire</text:span> </text:p>
            </text:list-item>
            <text:list-item>
              <text:p text:style-name="P2"><text:span text:style-name="T8">Responsive des Canvas</text:span> → <text:span text:style-name="T5">Tests mobiles dès le début</text:span> </text:p>
            </text:list-item>
            <text:list-item>
              <text:p text:style-name="P2"><text:span text:style-name="T8">Performance localStorage</text:span> → <text:span text:style-name="T5">Limitation données stockées</text:span> </text:p>
            </text:list-item>
          </text:list>
          <text:p text:style-name="P5">Risques MOYENS (Mitigation Sprint 2)</text:p>
          <text:list text:continue-numbering="true">
            <text:list-item>
              <text:p text:style-name="P2"><text:span text:style-name="T8">Qualité du contenu</text:span> → <text:span text:style-name="T5">Templates réutilisables</text:span> </text:p>
            </text:list-item>
            <text:list-item>
              <text:p text:style-name="P2"><text:span text:style-name="T8">Intégrations complexes</text:span> → <text:span text:style-name="T5">Liens simples prioritaires</text:span> </text:p>
            </text:list-item>
            <text:list-item>
              <text:p text:style-name="P2"><text:span text:style-name="T8">Cross-browser</text:span> → <text:span text:style-name="T5">Tests fréquents sur Chrome/Firefox/Safari</text:span> </text:p>
            </text:list-item>
          </text:list>
          <text:p text:style-name="P5">Risques FAIBLES (Mitigation Sprint 3)</text:p>
          <text:list text:continue-numbering="true">
            <text:list-item>
              <text:p text:style-name="P2"><text:span text:style-name="T8">Animations fluides</text:span> → <text:span text:style-name="T5">Fallbacks CSS simples</text:span> </text:p>
            </text:list-item>
            <text:list-item>
              <text:p text:style-name="P2"><text:span text:style-name="T8">Forum complexe</text:span> → <text:span text:style-name="T5">Version statique acceptable</text:span> </text:p>
            </text:list-item>
          </text:list>
          <text:p text:style-name="P1"> </text:p>
          <text:p text:style-name="P1"> <text:span text:style-name="T2">PLAN B - VERSION MINIMALE</text:span></text:p>
          <text:p text:style-name="P5"><text:soft-page-break/>Si retard majeur, livrer au minimum :</text:p>
          <text:list>
            <text:list-item text:start-value="1">
              <text:p text:style-name="P7">2 jeux fonctionnels <text:span text:style-name="T10">(Pong + Snake)</text:span> </text:p>
            </text:list-item>
            <text:list-item>
              <text:p text:style-name="P7">30 annonces consultables <text:span text:style-name="T10">avec filtres de base</text:span> </text:p>
            </text:list-item>
            <text:list-item>
              <text:p text:style-name="P7">Navigation responsive <text:span text:style-name="T10">fonctionnelle</text:span> </text:p>
            </text:list-item>
            <text:list-item>
              <text:p text:style-name="P7">1 article de blog <text:span text:style-name="T10">avec lien vers jeu</text:span> </text:p>
            </text:list-item>
            <text:list-item>
              <text:p text:style-name="P7">Design rétro cohérent <text:span text:style-name="T10">sur toutes les pages</text:span> </text:p>
            </text:list-item>
          </text:list>
          <text:p text:style-name="P5">Cela garantit :</text:p>
          <text:list text:continue-numbering="true">
            <text:list-item>
              <text:p text:style-name="P2"><text:span text:style-name="T5">Démonstration impressionnante des jeux</text:span> </text:p>
            </text:list-item>
            <text:list-item>
              <text:p text:style-name="P2"><text:span text:style-name="T5">Fonctionnalité d’annonces utilisable</text:span> </text:p>
            </text:list-item>
            <text:list-item>
              <text:p text:style-name="P2"><text:span text:style-name="T5">Expérience utilisateur cohérente</text:span> </text:p>
            </text:list-item>
            <text:list-item>
              <text:p text:style-name="P2"><text:span text:style-name="T5">Objectifs principaux atteints</text:span> </text:p>
            </text:list-item>
          </text:list>
          <text:p text:style-name="P1"> </text:p>
          <text:p text:style-name="P1"> <text:span text:style-name="T2">AFFECTATION DES TÂCHES PAR RÔLE</text:span></text:p>
          <text:p text:style-name="P1"> <text:span text:style-name="T4">CAMIL - Product Owner</text:span></text:p>
          <text:p text:style-name="P4"><text:span text:style-name="T9">Responsabilités :</text:span> Définition des besoins, validation fonctionnelle, priorisation, acceptance</text:p>
          <text:p text:style-name="P1">‍♂️ <text:span text:style-name="T4">LUDOVIC - Scrum Master</text:span></text:p>
          <text:p text:style-name="P4"><text:span text:style-name="T9">Responsabilités :</text:span> Animation, suivi, résolution blocages, coordination équipe</text:p>
          <text:p text:style-name="P1"><text:span text:style-name="T11">離 </text:span><text:span text:style-name="T4">STANLEY - Testeur QA</text:span></text:p>
          <text:p text:style-name="P4"><text:span text:style-name="T9">Responsabilités :</text:span> Tests fonctionnels, non-régression, validation qualité, recette</text:p>
          <text:p text:style-name="P1"> <text:span text:style-name="T4">JULIEN - Développeur</text:span></text:p>
          <text:p text:style-name="P4"><text:span text:style-name="T9">Responsabilités :</text:span> Développement technique, architecture, intégration</text:p>
          <text:p text:style-name="P1"> </text:p>
          <text:p text:style-name="P1"> <text:span text:style-name="T2">SPRINT 1 - RÉPARTITION DES TÂCHES PAR PERSONNE</text:span></text:p>
          <text:p text:style-name="P1"> <text:span text:style-name="T4">CAMIL (PO) - Jour 1 &amp; 2</text:span></text:p>
          <text:p text:style-name="P5">Mercredi 11 juin - Jour 1</text:p>
          <text:p text:style-name="P3">Matin (9h-12h)</text:p>
          <text:list text:continue-numbering="true">
            <text:list-item>
              <text:p text:style-name="P2"><text:span text:style-name="T6">[ ] </text:span><text:span text:style-name="T7">Validation maquettes</text:span> <text:span text:style-name="T6">et design rétro</text:span> </text:p>
            </text:list-item>
            <text:list-item>
              <text:p text:style-name="P2"><text:span text:style-name="T6">[ ] </text:span><text:span text:style-name="T7">Définition précise</text:span> <text:span text:style-name="T6">des règles métier des jeux</text:span> </text:p>
            </text:list-item>
            <text:list-item>
              <text:p text:style-name="P2"><text:span text:style-name="T6">[ ] </text:span><text:span text:style-name="T7">Rédaction User Stories</text:span> <text:span text:style-name="T6">détaillées</text:span> </text:p>
            </text:list-item>
            <text:list-item>
              <text:p text:style-name="P2"><text:span text:style-name="T6">[ ] </text:span><text:span text:style-name="T7">Priorisation</text:span> <text:span text:style-name="T6">des fonctionnalités jeux en temps réel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 et validation</text:span> <text:span text:style-name="T6">Jeu Pong (gameplay, équilibrage)</text:span> </text:p>
            </text:list-item>
            <text:list-item>
              <text:p text:style-name="P2"><text:span text:style-name="T6">[ ] </text:span><text:span text:style-name="T7">Test et validation</text:span> <text:span text:style-name="T6">Jeu Snake (difficulté, progression)</text:span> </text:p>
            </text:list-item>
            <text:list-item>
              <text:p text:style-name="P2"><text:span text:style-name="T6">[ ] </text:span><text:span text:style-name="T7">Définition critères</text:span> <text:span text:style-name="T6">de sauvegarde des scores</text:span> </text:p>
            </text:list-item>
            <text:list-item>
              <text:p text:style-name="P2"><text:span text:style-name="T6">[ ] </text:span><text:span text:style-name="T7">Feedback temps réel</text:span> <text:span text:style-name="T6">à Julien sur l’UX</text:span> </text:p>
            </text:list-item>
          </text:list>
          <text:p text:style-name="P5">Jeudi 12 juin - Jour 2</text:p>
          <text:p text:style-name="P3">Matin (9h-12h)</text:p>
          <text:list text:continue-numbering="true">
            <text:list-item>
              <text:p text:style-name="P2"><text:span text:style-name="T6">[ ] </text:span><text:span text:style-name="T7">Rédaction contenu</text:span> <text:span text:style-name="T6">20 annonces de démonstration</text:span> </text:p>
            </text:list-item>
            <text:list-item>
              <text:p text:style-name="P2"><text:span text:style-name="T6">[ ] </text:span><text:span text:style-name="T7">Définition catégories</text:span> <text:span text:style-name="T6">et filtres métier</text:span> </text:p>
            </text:list-item>
            <text:list-item>
              <text:p text:style-name="P2"><text:span text:style-name="T6">[ ] </text:span><text:span text:style-name="T7">Validation formulaire</text:span> <text:span text:style-name="T6">de dépôt d’annonce</text:span> </text:p>
            </text:list-item>
            <text:list-item>
              <text:p text:style-name="P2"><text:span text:style-name="T6">[ ] </text:span><text:span text:style-name="T7">Test acceptation</text:span> <text:span text:style-name="T6">page consultation annonce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Validation pages détails</text:span> <text:span text:style-name="T6">annonce (UX/contenu)</text:span> </text:p>
            </text:list-item>
            <text:list-item>
              <text:p text:style-name="P2"><text:span text:style-name="T6">[ ] </text:span><text:span text:style-name="T7">Test filtres</text:span> <text:span text:style-name="T6">et recherche (pertinence résultats)</text:span> </text:p>
            </text:list-item>
            <text:list-item>
              <text:p text:style-name="P2"><text:span text:style-name="T6">[ ] </text:span><text:span text:style-name="T7">Validation contact vendeur</text:span> <text:span text:style-name="T6">(workflow)</text:span> </text:p>
            </text:list-item>
            <text:list-item>
              <text:p text:style-name="P2"><text:span text:style-name="T6">[ ] </text:span><text:span text:style-name="T7">Acceptance finale</text:span> <text:span text:style-name="T6">Sprint 1</text:span> </text:p>
            </text:list-item>
          </text:list>
          <text:p text:style-name="P1">‍♂️ <text:span text:style-name="T4">LUDOVIC (SM) - Jour 1 &amp; 2</text:span></text:p>
          <text:p text:style-name="P5"><text:soft-page-break/>Mercredi 11 juin - Jour 1</text:p>
          <text:p text:style-name="P3">Matin (9h-12h)</text:p>
          <text:list text:continue-numbering="true">
            <text:list-item>
              <text:p text:style-name="P2"><text:span text:style-name="T6">[ ] </text:span><text:span text:style-name="T7">Daily standup</text:span> <text:span text:style-name="T6">et organisation Sprint 1</text:span> </text:p>
            </text:list-item>
            <text:list-item>
              <text:p text:style-name="P2"><text:span text:style-name="T6">[ ] </text:span><text:span text:style-name="T7">Suivi avancement</text:span> <text:span text:style-name="T6">architecture par Julien</text:span> </text:p>
            </text:list-item>
            <text:list-item>
              <text:p text:style-name="P2"><text:span text:style-name="T6">[ ] </text:span><text:span text:style-name="T7">Coordination</text:span> <text:span text:style-name="T6">PO-Dev sur les spécifications</text:span> </text:p>
            </text:list-item>
            <text:list-item>
              <text:p text:style-name="P2"><text:span text:style-name="T6">[ ] </text:span><text:span text:style-name="T7">Résolution</text:span> <text:span text:style-name="T6">premiers blocages technique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Facilitation</text:span> <text:span text:style-name="T6">tests Pong avec Camille</text:span> </text:p>
            </text:list-item>
            <text:list-item>
              <text:p text:style-name="P2"><text:span text:style-name="T6">[ ] </text:span><text:span text:style-name="T7">Coordination</text:span> <text:span text:style-name="T6">feedback PO → Dev</text:span> </text:p>
            </text:list-item>
            <text:list-item>
              <text:p text:style-name="P2"><text:span text:style-name="T6">[ ] </text:span><text:span text:style-name="T7">Suivi planning</text:span> <text:span text:style-name="T6">et identification risques</text:span> </text:p>
            </text:list-item>
            <text:list-item>
              <text:p text:style-name="P2"><text:span text:style-name="T6">[ ] </text:span><text:span text:style-name="T7">Préparation</text:span> <text:span text:style-name="T6">environment de test pour Stanley</text:span> </text:p>
            </text:list-item>
          </text:list>
          <text:p text:style-name="P5">Jeudi 12 juin - Jour 2</text:p>
          <text:p text:style-name="P3">Matin (9h-12h)</text:p>
          <text:list text:continue-numbering="true">
            <text:list-item>
              <text:p text:style-name="P2"><text:span text:style-name="T6">[ ] </text:span><text:span text:style-name="T7">Daily standup</text:span> <text:span text:style-name="T6">et point d’avancement</text:span> </text:p>
            </text:list-item>
            <text:list-item>
              <text:p text:style-name="P2"><text:span text:style-name="T6">[ ] </text:span><text:span text:style-name="T7">Coordination</text:span> <text:span text:style-name="T6">création contenu (Camil/Julien)</text:span> </text:p>
            </text:list-item>
            <text:list-item>
              <text:p text:style-name="P2"><text:span text:style-name="T6">[ ] </text:span><text:span text:style-name="T7">Suivi</text:span> <text:span text:style-name="T6">développement système annonces</text:span> </text:p>
            </text:list-item>
            <text:list-item>
              <text:p text:style-name="P2"><text:span text:style-name="T6">[ ] </text:span><text:span text:style-name="T7">Facilitation</text:span> <text:span text:style-name="T6">tests d’acceptation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Organisation</text:span> <text:span text:style-name="T6">session test avec Stanley</text:span> </text:p>
            </text:list-item>
            <text:list-item>
              <text:p text:style-name="P2"><text:span text:style-name="T6">[ ] </text:span><text:span text:style-name="T7">Suivi</text:span> <text:span text:style-name="T6">corrections de bugs en temps réel</text:span> </text:p>
            </text:list-item>
            <text:list-item>
              <text:p text:style-name="P2"><text:span text:style-name="T6">[ ] </text:span><text:span text:style-name="T7">Préparation</text:span> <text:span text:style-name="T6">démo Sprint 1</text:span> </text:p>
            </text:list-item>
            <text:list-item>
              <text:p text:style-name="P2"><text:span text:style-name="T6">[ ] </text:span><text:span text:style-name="T7">Retrospective</text:span> <text:span text:style-name="T6">Sprint 1 + planning Sprint 2</text:span> </text:p>
            </text:list-item>
          </text:list>
          <text:p text:style-name="P1"><text:span text:style-name="T11">離 </text:span><text:span text:style-name="T4">STANLEY (QA) - Jour 1 &amp; 2</text:span></text:p>
          <text:p text:style-name="P5">Mercredi 11 juin - Jour 1</text:p>
          <text:p text:style-name="P3">Matin (9h-12h)</text:p>
          <text:list text:continue-numbering="true">
            <text:list-item>
              <text:p text:style-name="P2"><text:span text:style-name="T6">[ ] </text:span><text:span text:style-name="T7">Préparation</text:span> <text:span text:style-name="T6">environnements de test</text:span> </text:p>
            </text:list-item>
            <text:list-item>
              <text:p text:style-name="P2"><text:span text:style-name="T6">[ ] </text:span><text:span text:style-name="T7">Création checklist</text:span> <text:span text:style-name="T6">tests jeux (Pong/Snake)</text:span> </text:p>
            </text:list-item>
            <text:list-item>
              <text:p text:style-name="P2"><text:span text:style-name="T6">[ ] </text:span><text:span text:style-name="T7">Tests navigation</text:span> <text:span text:style-name="T6">et structure de base</text:span> </text:p>
            </text:list-item>
            <text:list-item>
              <text:p text:style-name="P2"><text:span text:style-name="T6">[ ] </text:span><text:span text:style-name="T7">Validation</text:span> <text:span text:style-name="T6">responsive mobile basique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s complets Jeu Pong</text:span> <text:span text:style-name="T6">(fonctionnel + edge cases)</text:span> </text:p>
            </text:list-item>
            <text:list-item>
              <text:p text:style-name="P2"><text:span text:style-name="T6">[ ] </text:span><text:span text:style-name="T7">Tests complets Jeu Snake</text:span> <text:span text:style-name="T6">(niveaux + collisions)</text:span> </text:p>
            </text:list-item>
            <text:list-item>
              <text:p text:style-name="P2"><text:span text:style-name="T6">[ ] </text:span><text:span text:style-name="T7">Tests localStorage</text:span> <text:span text:style-name="T6">sauvegarde scores</text:span> </text:p>
            </text:list-item>
            <text:list-item>
              <text:p text:style-name="P2"><text:span text:style-name="T6">[ ] </text:span><text:span text:style-name="T7">Rapport bugs</text:span> <text:span text:style-name="T6">et coordination avec Julien</text:span> </text:p>
            </text:list-item>
          </text:list>
          <text:p text:style-name="P5">Jeudi 12 juin - Jour 2</text:p>
          <text:p text:style-name="P3">Matin (9h-12h)</text:p>
          <text:list text:continue-numbering="true">
            <text:list-item>
              <text:p text:style-name="P2"><text:span text:style-name="T6">[ ] </text:span><text:span text:style-name="T7">Tests système annonces</text:span> <text:span text:style-name="T6">(CRUD complet)</text:span> </text:p>
            </text:list-item>
            <text:list-item>
              <text:p text:style-name="P2"><text:span text:style-name="T6">[ ] </text:span><text:span text:style-name="T7">Tests formulaires</text:span> <text:span text:style-name="T6">(validation + sécurité)</text:span> </text:p>
            </text:list-item>
            <text:list-item>
              <text:p text:style-name="P2"><text:span text:style-name="T6">[ ] </text:span><text:span text:style-name="T7">Tests filtres</text:span> <text:span text:style-name="T6">et recherche (performance)</text:span> </text:p>
            </text:list-item>
            <text:list-item>
              <text:p text:style-name="P2"><text:span text:style-name="T6">[ ] </text:span><text:span text:style-name="T7">Tests responsive</text:span> <text:span text:style-name="T6">pages annonce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s détails annonces</text:span> <text:span text:style-name="T6">(galeries + navigation)</text:span> </text:p>
            </text:list-item>
            <text:list-item>
              <text:p text:style-name="P2"><text:span text:style-name="T6">[ ] </text:span><text:span text:style-name="T7">Tests cross-browser</text:span> <text:span text:style-name="T6">(Chrome/Firefox/Safari)</text:span> </text:p>
            </text:list-item>
            <text:list-item>
              <text:p text:style-name="P2"><text:span text:style-name="T6">[ ] </text:span><text:span text:style-name="T7">Tests performance</text:span> <text:span text:style-name="T6">(temps de chargement)</text:span> </text:p>
            </text:list-item>
            <text:list-item>
              <text:p text:style-name="P2"><text:span text:style-name="T6">[ ] </text:span><text:span text:style-name="T7">Validation finale</text:span> <text:span text:style-name="T6">et recette Sprint 1</text:span> </text:p>
            </text:list-item>
          </text:list>
          <text:p text:style-name="P1"> <text:span text:style-name="T4">JULIEN (DEV) - Jour 1 &amp; 2</text:span></text:p>
          <text:p text:style-name="P5">Mercredi 11 juin - Jour 1</text:p>
          <text:p text:style-name="P3">Matin (9h-12h)</text:p>
          <text:list text:continue-numbering="true">
            <text:list-item>
              <text:p text:style-name="P2"><text:span text:style-name="T6">[ ] </text:span><text:span text:style-name="T7">Architecture</text:span> <text:span text:style-name="T6">structure HTML + dossiers</text:span> </text:p>
            </text:list-item>
            <text:list-item>
              <text:p text:style-name="P2"><text:soft-page-break/><text:span text:style-name="T6">[ ] </text:span><text:span text:style-name="T7">Développement</text:span> <text:span text:style-name="T6">CSS reset + système couleurs rétro</text:span> </text:p>
            </text:list-item>
            <text:list-item>
              <text:p text:style-name="P2"><text:span text:style-name="T6">[ ] </text:span><text:span text:style-name="T7">Création</text:span> <text:span text:style-name="T6">navigation responsive</text:span> </text:p>
            </text:list-item>
            <text:list-item>
              <text:p text:style-name="P2"><text:span text:style-name="T6">[ ] </text:span><text:span text:style-name="T7">Setup</text:span> <text:span text:style-name="T6">page d’accueil avec menu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Développement Jeu Pong</text:span> <text:span text:style-name="T6">(Canvas + physique + IA)</text:span> </text:p>
            </text:list-item>
            <text:list-item>
              <text:p text:style-name="P2"><text:span text:style-name="T6">[ ] </text:span><text:span text:style-name="T7">Développement Jeu Snake</text:span> <text:span text:style-name="T6">(Canvas + niveaux + scores)</text:span> </text:p>
            </text:list-item>
            <text:list-item>
              <text:p text:style-name="P2"><text:span text:style-name="T6">[ ] </text:span><text:span text:style-name="T7">Intégration</text:span> <text:span text:style-name="T6">système localStorage</text:span> </text:p>
            </text:list-item>
            <text:list-item>
              <text:p text:style-name="P2"><text:span text:style-name="T6">[ ] </text:span><text:span text:style-name="T7">Création</text:span> <text:span text:style-name="T6">page d’accueil jeux</text:span> </text:p>
            </text:list-item>
          </text:list>
          <text:p text:style-name="P5">Jeudi 12 juin - Jour 2</text:p>
          <text:p text:style-name="P3">Matin (9h-12h)</text:p>
          <text:list text:continue-numbering="true">
            <text:list-item>
              <text:p text:style-name="P2"><text:span text:style-name="T6">[ ] </text:span><text:span text:style-name="T7">Développement</text:span> <text:span text:style-name="T6">page consultation annonces</text:span> </text:p>
            </text:list-item>
            <text:list-item>
              <text:p text:style-name="P2"><text:span text:style-name="T6">[ ] </text:span><text:span text:style-name="T7">Création</text:span> <text:span text:style-name="T6">formulaire dépôt annonce</text:span> </text:p>
            </text:list-item>
            <text:list-item>
              <text:p text:style-name="P2"><text:span text:style-name="T6">[ ] </text:span><text:span text:style-name="T7">Implémentation</text:span> <text:span text:style-name="T6">système catégories</text:span> </text:p>
            </text:list-item>
            <text:list-item>
              <text:p text:style-name="P2"><text:span text:style-name="T6">[ ] </text:span><text:span text:style-name="T7">Intégration</text:span> <text:span text:style-name="T6">20 annonces démo (données Camil)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Développement</text:span> <text:span text:style-name="T6">pages détails annonce + galeries</text:span> </text:p>
            </text:list-item>
            <text:list-item>
              <text:p text:style-name="P2"><text:span text:style-name="T6">[ ] </text:span><text:span text:style-name="T7">Implémentation</text:span> <text:span text:style-name="T6">filtres et recherche</text:span> </text:p>
            </text:list-item>
            <text:list-item>
              <text:p text:style-name="P2"><text:span text:style-name="T6">[ ] </text:span><text:span text:style-name="T7">Création</text:span> <text:span text:style-name="T6">système contact vendeur</text:span> </text:p>
            </text:list-item>
            <text:list-item>
              <text:p text:style-name="P2"><text:span text:style-name="T6">[ ] </text:span><text:span text:style-name="T7">Corrections</text:span> <text:span text:style-name="T6">bugs remontés par Stanley</text:span> </text:p>
            </text:list-item>
          </text:list>
          <text:p text:style-name="P1"> </text:p>
          <text:p text:style-name="P1"> <text:span text:style-name="T2">SPRINT 2 - RÉPARTITION DES TÂCHES PAR PERSONNE</text:span></text:p>
          <text:p text:style-name="P1"> <text:span text:style-name="T4">CAMIL (PO) - Jour 3 &amp; 4</text:span></text:p>
          <text:p text:style-name="P5">Vendredi 13 juin - Jour 3</text:p>
          <text:p text:style-name="P3">Matin (9h-12h)</text:p>
          <text:list text:continue-numbering="true">
            <text:list-item>
              <text:p text:style-name="P2"><text:span text:style-name="T6">[ ] </text:span><text:span text:style-name="T7">Validation</text:span> <text:span text:style-name="T6">Jeu Morpion (IA + équilibrage)</text:span> </text:p>
            </text:list-item>
            <text:list-item>
              <text:p text:style-name="P2"><text:span text:style-name="T6">[ ] </text:span><text:span text:style-name="T7">Création 50 questions</text:span> <text:span text:style-name="T6">Quiz Retrogaming</text:span> </text:p>
            </text:list-item>
            <text:list-item>
              <text:p text:style-name="P2"><text:span text:style-name="T6">[ ] </text:span><text:span text:style-name="T7">Définition niveaux</text:span> <text:span text:style-name="T6">difficulté Quiz</text:span> </text:p>
            </text:list-item>
            <text:list-item>
              <text:p text:style-name="P2"><text:span text:style-name="T6">[ ] </text:span><text:span text:style-name="T7">Test acceptation</text:span> <text:span text:style-name="T6">système scores unifié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Rédaction Article 1</text:span> <text:span text:style-name="T6">: “Pong : Le pionnier qui a lancé l’industrie”</text:span> </text:p>
            </text:list-item>
            <text:list-item>
              <text:p text:style-name="P2"><text:span text:style-name="T6">[ ] </text:span><text:span text:style-name="T7">Rédaction Article 2</text:span> <text:span text:style-name="T6">: “Snake : De Nokia aux smartphones modernes”</text:span> </text:p>
            </text:list-item>
            <text:list-item>
              <text:p text:style-name="P2"><text:span text:style-name="T6">[ ] </text:span><text:span text:style-name="T7">Rédaction Article 3</text:span> <text:span text:style-name="T6">: “Testez vos connaissances : L’histoire du retrogaming”</text:span> </text:p>
            </text:list-item>
            <text:list-item>
              <text:p text:style-name="P2"><text:span text:style-name="T6">[ ] </text:span><text:span text:style-name="T7">Validation</text:span> <text:span text:style-name="T6">liens croisés articles ↔︎ jeux</text:span> </text:p>
            </text:list-item>
          </text:list>
          <text:p text:style-name="P5">Samedi 14 juin - Jour 4</text:p>
          <text:p text:style-name="P3">Matin (9h-12h)</text:p>
          <text:list text:continue-numbering="true">
            <text:list-item>
              <text:p text:style-name="P2"><text:span text:style-name="T6">[ ] </text:span><text:span text:style-name="T7">Création 30 annonces</text:span> <text:span text:style-name="T6">supplémentaires (contenu réaliste)</text:span> </text:p>
            </text:list-item>
            <text:list-item>
              <text:p text:style-name="P2"><text:span text:style-name="T6">[ ] </text:span><text:span text:style-name="T7">Validation</text:span> <text:span text:style-name="T6">filtres avancés (UX + pertinence)</text:span> </text:p>
            </text:list-item>
            <text:list-item>
              <text:p text:style-name="P2"><text:span text:style-name="T6">[ ] </text:span><text:span text:style-name="T7">Test acceptation</text:span> <text:span text:style-name="T6">pagination annonces</text:span> </text:p>
            </text:list-item>
            <text:list-item>
              <text:p text:style-name="P2"><text:span text:style-name="T6">[ ] </text:span><text:span text:style-name="T7">Sélection photos</text:span> <text:span text:style-name="T6">réalistes pour annonce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Validation responsive</text:span> <text:span text:style-name="T6">sur tous appareils</text:span> </text:p>
            </text:list-item>
            <text:list-item>
              <text:p text:style-name="P2"><text:span text:style-name="T6">[ ] </text:span><text:span text:style-name="T7">Test acceptation</text:span> <text:span text:style-name="T6">contrôles tactiles jeux</text:span> </text:p>
            </text:list-item>
            <text:list-item>
              <text:p text:style-name="P2"><text:span text:style-name="T6">[ ] </text:span><text:span text:style-name="T7">Validation</text:span> <text:span text:style-name="T6">corrections bugs</text:span> </text:p>
            </text:list-item>
            <text:list-item>
              <text:p text:style-name="P2"><text:span text:style-name="T6">[ ] </text:span><text:span text:style-name="T7">Acceptance finale</text:span> <text:span text:style-name="T6">Sprint 2</text:span> </text:p>
            </text:list-item>
          </text:list>
          <text:p text:style-name="P1">‍♂️ <text:span text:style-name="T4">LUDOVIC (SM) - Jour 3 &amp; 4</text:span></text:p>
          <text:p text:style-name="P5">Vendredi 13 juin - Jour 3</text:p>
          <text:p text:style-name="P3">Matin (9h-12h)</text:p>
          <text:list text:continue-numbering="true">
            <text:list-item>
              <text:p text:style-name="P2"><text:span text:style-name="T6">[ ] </text:span><text:span text:style-name="T7">Daily standup</text:span> <text:span text:style-name="T6">Sprint 2</text:span> </text:p>
            </text:list-item>
            <text:list-item>
              <text:p text:style-name="P2"><text:span text:style-name="T6">[ ] </text:span><text:span text:style-name="T7">Coordination</text:span> <text:span text:style-name="T6">PO-Dev sur Quiz (questions/technique)</text:span> </text:p>
            </text:list-item>
            <text:list-item>
              <text:p text:style-name="P2"><text:soft-page-break/><text:span text:style-name="T6">[ ] </text:span><text:span text:style-name="T7">Suivi</text:span> <text:span text:style-name="T6">développement Morpion</text:span> </text:p>
            </text:list-item>
            <text:list-item>
              <text:p text:style-name="P2"><text:span text:style-name="T6">[ ] </text:span><text:span text:style-name="T7">Facilitation</text:span> <text:span text:style-name="T6">tests en continu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Coordination</text:span> <text:span text:style-name="T6">rédaction articles (Camille/Julien)</text:span> </text:p>
            </text:list-item>
            <text:list-item>
              <text:p text:style-name="P2"><text:span text:style-name="T6">[ ] </text:span><text:span text:style-name="T7">Suivi</text:span> <text:span text:style-name="T6">intégration blog + liens</text:span> </text:p>
            </text:list-item>
            <text:list-item>
              <text:p text:style-name="P2"><text:span text:style-name="T6">[ ] </text:span><text:span text:style-name="T7">Résolution</text:span> <text:span text:style-name="T6">blocages techniques</text:span> </text:p>
            </text:list-item>
            <text:list-item>
              <text:p text:style-name="P2"><text:span text:style-name="T6">[ ] </text:span><text:span text:style-name="T7">Préparation</text:span> <text:span text:style-name="T6">tests Sprint 2</text:span> </text:p>
            </text:list-item>
          </text:list>
          <text:p text:style-name="P5">Samedi 14 juin - Jour 4</text:p>
          <text:p text:style-name="P3">Matin (9h-12h)</text:p>
          <text:list text:continue-numbering="true">
            <text:list-item>
              <text:p text:style-name="P2"><text:span text:style-name="T6">[ ] </text:span><text:span text:style-name="T7">Daily standup</text:span> <text:span text:style-name="T6">+ point mi-Sprint 2</text:span> </text:p>
            </text:list-item>
            <text:list-item>
              <text:p text:style-name="P2"><text:span text:style-name="T6">[ ] </text:span><text:span text:style-name="T7">Coordination</text:span> <text:span text:style-name="T6">création contenu annonces</text:span> </text:p>
            </text:list-item>
            <text:list-item>
              <text:p text:style-name="P2"><text:span text:style-name="T6">[ ] </text:span><text:span text:style-name="T7">Suivi</text:span> <text:span text:style-name="T6">développement filtres avancés</text:span> </text:p>
            </text:list-item>
            <text:list-item>
              <text:p text:style-name="P2"><text:span text:style-name="T6">[ ] </text:span><text:span text:style-name="T7">Facilitation</text:span> <text:span text:style-name="T6">tests responsive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Organisation</text:span> <text:span text:style-name="T6">session tests mobile (Stanley)</text:span> </text:p>
            </text:list-item>
            <text:list-item>
              <text:p text:style-name="P2"><text:span text:style-name="T6">[ ] </text:span><text:span text:style-name="T7">Coordination</text:span> <text:span text:style-name="T6">corrections bugs</text:span> </text:p>
            </text:list-item>
            <text:list-item>
              <text:p text:style-name="P2"><text:span text:style-name="T6">[ ] </text:span><text:span text:style-name="T7">Préparation</text:span> <text:span text:style-name="T6">démo Sprint 2</text:span> </text:p>
            </text:list-item>
            <text:list-item>
              <text:p text:style-name="P2"><text:span text:style-name="T6">[ ] </text:span><text:span text:style-name="T7">Planning</text:span> <text:span text:style-name="T6">Sprint 3</text:span> </text:p>
            </text:list-item>
          </text:list>
          <text:p text:style-name="P1"><text:span text:style-name="T11">離 </text:span><text:span text:style-name="T4">STANLEY (QA) - Jour 3 &amp; 4</text:span></text:p>
          <text:p text:style-name="P5">Vendredi 13 juin - Jour 3</text:p>
          <text:p text:style-name="P3">Matin (9h-12h)</text:p>
          <text:list text:continue-numbering="true">
            <text:list-item>
              <text:p text:style-name="P2"><text:span text:style-name="T6">[ ] </text:span><text:span text:style-name="T7">Tests Jeu Morpion</text:span> <text:span text:style-name="T6">(IA + edge cases)</text:span> </text:p>
            </text:list-item>
            <text:list-item>
              <text:p text:style-name="P2"><text:span text:style-name="T6">[ ] </text:span><text:span text:style-name="T7">Tests Quiz</text:span> <text:span text:style-name="T6">(50 questions + timer + scores)</text:span> </text:p>
            </text:list-item>
            <text:list-item>
              <text:p text:style-name="P2"><text:span text:style-name="T6">[ ] </text:span><text:span text:style-name="T7">Tests</text:span> <text:span text:style-name="T6">intégration 4 jeux</text:span> </text:p>
            </text:list-item>
            <text:list-item>
              <text:p text:style-name="P2"><text:span text:style-name="T6">[ ] </text:span><text:span text:style-name="T7">Validation</text:span> <text:span text:style-name="T6">système scores unifié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s</text:span> <text:span text:style-name="T6">page blog + template articles</text:span> </text:p>
            </text:list-item>
            <text:list-item>
              <text:p text:style-name="P2"><text:span text:style-name="T6">[ ] </text:span><text:span text:style-name="T7">Validation</text:span> <text:span text:style-name="T6">3 articles (contenu + liens)</text:span> </text:p>
            </text:list-item>
            <text:list-item>
              <text:p text:style-name="P2"><text:span text:style-name="T6">[ ] </text:span><text:span text:style-name="T7">Tests</text:span> <text:span text:style-name="T6">liens croisés articles ↔︎ jeux</text:span> </text:p>
            </text:list-item>
            <text:list-item>
              <text:p text:style-name="P2"><text:span text:style-name="T6">[ ] </text:span><text:span text:style-name="T7">Tests</text:span> <text:span text:style-name="T6">sidebar articles populaires</text:span> </text:p>
            </text:list-item>
          </text:list>
          <text:p text:style-name="P5">Samedi 14 juin - Jour 4</text:p>
          <text:p text:style-name="P3">Matin (9h-12h)</text:p>
          <text:list text:continue-numbering="true">
            <text:list-item>
              <text:p text:style-name="P2"><text:span text:style-name="T6">[ ] </text:span><text:span text:style-name="T7">Tests</text:span> <text:span text:style-name="T6">50 annonces totales</text:span> </text:p>
            </text:list-item>
            <text:list-item>
              <text:p text:style-name="P2"><text:span text:style-name="T6">[ ] </text:span><text:span text:style-name="T7">Tests complets</text:span> <text:span text:style-name="T6">filtres avancés</text:span> </text:p>
            </text:list-item>
            <text:list-item>
              <text:p text:style-name="P2"><text:span text:style-name="T6">[ ] </text:span><text:span text:style-name="T7">Tests</text:span> <text:span text:style-name="T6">pagination + performance</text:span> </text:p>
            </text:list-item>
            <text:list-item>
              <text:p text:style-name="P2"><text:span text:style-name="T6">[ ] </text:span><text:span text:style-name="T7">Validation</text:span> <text:span text:style-name="T6">galeries photo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s responsive</text:span> <text:span text:style-name="T6">exhaustifs (mobile/tablet/desktop)</text:span> </text:p>
            </text:list-item>
            <text:list-item>
              <text:p text:style-name="P2"><text:span text:style-name="T6">[ ] </text:span><text:span text:style-name="T7">Tests</text:span> <text:span text:style-name="T6">contrôles tactiles jeux mobile</text:span> </text:p>
            </text:list-item>
            <text:list-item>
              <text:p text:style-name="P2"><text:span text:style-name="T6">[ ] </text:span><text:span text:style-name="T7">Tests performance</text:span> <text:span text:style-name="T6">cross-browser</text:span> </text:p>
            </text:list-item>
            <text:list-item>
              <text:p text:style-name="P2"><text:span text:style-name="T6">[ ] </text:span><text:span text:style-name="T7">Recette finale</text:span> <text:span text:style-name="T6">Sprint 2</text:span> </text:p>
            </text:list-item>
          </text:list>
          <text:p text:style-name="P1"> <text:span text:style-name="T4">JULIEN (DEV) - Jour 3 &amp; 4</text:span></text:p>
          <text:p text:style-name="P5">Vendredi 13 juin - Jour 3</text:p>
          <text:p text:style-name="P3">Matin (9h-12h)</text:p>
          <text:list text:continue-numbering="true">
            <text:list-item>
              <text:p text:style-name="P2"><text:span text:style-name="T6">[ ] </text:span><text:span text:style-name="T7">Développement Jeu Morpion</text:span> <text:span text:style-name="T6">+ algorithme minimax</text:span> </text:p>
            </text:list-item>
            <text:list-item>
              <text:p text:style-name="P2"><text:span text:style-name="T6">[ ] </text:span><text:span text:style-name="T7">Développement Quiz</text:span> <text:span text:style-name="T6">(50 questions + timer + niveaux)</text:span> </text:p>
            </text:list-item>
            <text:list-item>
              <text:p text:style-name="P2"><text:span text:style-name="T6">[ ] </text:span><text:span text:style-name="T7">Intégration</text:span> <text:span text:style-name="T6">4 jeux page d’accueil</text:span> </text:p>
            </text:list-item>
            <text:list-item>
              <text:p text:style-name="P2"><text:span text:style-name="T6">[ ] </text:span><text:span text:style-name="T7">Unification</text:span> <text:span text:style-name="T6">système score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Développement</text:span> <text:span text:style-name="T6">page blog + template</text:span> </text:p>
            </text:list-item>
            <text:list-item>
              <text:p text:style-name="P2"><text:soft-page-break/><text:span text:style-name="T6">[ ] </text:span><text:span text:style-name="T7">Intégration</text:span> <text:span text:style-name="T6">3 articles (contenu Camille)</text:span> </text:p>
            </text:list-item>
            <text:list-item>
              <text:p text:style-name="P2"><text:span text:style-name="T6">[ ] </text:span><text:span text:style-name="T7">Création</text:span> <text:span text:style-name="T6">sidebar articles populaires</text:span> </text:p>
            </text:list-item>
            <text:list-item>
              <text:p text:style-name="P2"><text:span text:style-name="T6">[ ] </text:span><text:span text:style-name="T7">Implémentation</text:span> <text:span text:style-name="T6">liens croisés articles ↔︎ jeux</text:span> </text:p>
            </text:list-item>
          </text:list>
          <text:p text:style-name="P5">Samedi 14 juin - Jour 4</text:p>
          <text:p text:style-name="P3">Matin (9h-12h)</text:p>
          <text:list text:continue-numbering="true">
            <text:list-item>
              <text:p text:style-name="P2"><text:span text:style-name="T6">[ ] </text:span><text:span text:style-name="T7">Intégration</text:span> <text:span text:style-name="T6">30 annonces supplémentaires</text:span> </text:p>
            </text:list-item>
            <text:list-item>
              <text:p text:style-name="P2"><text:span text:style-name="T6">[ ] </text:span><text:span text:style-name="T7">Développement</text:span> <text:span text:style-name="T6">filtres avancés (région, date, tri)</text:span> </text:p>
            </text:list-item>
            <text:list-item>
              <text:p text:style-name="P2"><text:span text:style-name="T6">[ ] </text:span><text:span text:style-name="T7">Implémentation</text:span> <text:span text:style-name="T6">pagination annonces</text:span> </text:p>
            </text:list-item>
            <text:list-item>
              <text:p text:style-name="P2"><text:span text:style-name="T6">[ ] </text:span><text:span text:style-name="T7">Optimisation</text:span> <text:span text:style-name="T6">affichage photo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Optimisation responsive</text:span> <text:span text:style-name="T6">tous modules</text:span> </text:p>
            </text:list-item>
            <text:list-item>
              <text:p text:style-name="P2"><text:span text:style-name="T6">[ ] </text:span><text:span text:style-name="T7">Adaptation</text:span> <text:span text:style-name="T6">contrôles tactiles jeux</text:span> </text:p>
            </text:list-item>
            <text:list-item>
              <text:p text:style-name="P2"><text:span text:style-name="T6">[ ] </text:span><text:span text:style-name="T7">Tests</text:span> <text:span text:style-name="T6">et corrections cross-browser</text:span> </text:p>
            </text:list-item>
            <text:list-item>
              <text:p text:style-name="P2"><text:span text:style-name="T6">[ ] </text:span><text:span text:style-name="T7">Debug</text:span> <text:span text:style-name="T6">et optimisation JavaScript</text:span> </text:p>
            </text:list-item>
          </text:list>
          <text:p text:style-name="P1"> </text:p>
          <text:p text:style-name="P1"> <text:span text:style-name="T2">SPRINT 3 - RÉPARTITION DES TÂCHES PAR PERSONNE</text:span></text:p>
          <text:p text:style-name="P1"> <text:span text:style-name="T4">CAMIL (PO) - Jour 5 &amp; 6 matin</text:span></text:p>
          <text:p text:style-name="P5">Dimanche 15 juin - Jour 5</text:p>
          <text:p text:style-name="P3">Matin (9h-12h)</text:p>
          <text:list text:continue-numbering="true">
            <text:list-item>
              <text:p text:style-name="P2"><text:span text:style-name="T6">[ ] </text:span><text:span text:style-name="T7">Définition structure</text:span> <text:span text:style-name="T6">forum + catégories</text:span> </text:p>
            </text:list-item>
            <text:list-item>
              <text:p text:style-name="P2"><text:span text:style-name="T6">[ ] </text:span><text:span text:style-name="T7">Création contenu</text:span> <text:span text:style-name="T6">topics démonstration</text:span> </text:p>
            </text:list-item>
            <text:list-item>
              <text:p text:style-name="P2"><text:span text:style-name="T6">[ ] </text:span><text:span text:style-name="T7">Validation</text:span> <text:span text:style-name="T6">section jeux forum</text:span> </text:p>
            </text:list-item>
            <text:list-item>
              <text:p text:style-name="P2"><text:span text:style-name="T6">[ ] </text:span><text:span text:style-name="T7">Définition</text:span> <text:span text:style-name="T6">système classement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Rédaction Article 4</text:span> <text:span text:style-name="T6">: “L’évolution du Tic-Tac-Toe : Du papier au numérique”</text:span> </text:p>
            </text:list-item>
            <text:list-item>
              <text:p text:style-name="P2"><text:span text:style-name="T6">[ ] </text:span><text:span text:style-name="T7">Rédaction Article 5</text:span> <text:span text:style-name="T6">: “Comment bien acheter du rétrogaming d’occasion”</text:span> </text:p>
            </text:list-item>
            <text:list-item>
              <text:p text:style-name="P2"><text:span text:style-name="T6">[ ] </text:span><text:span text:style-name="T7">Validation</text:span> <text:span text:style-name="T6">widgets activité récente</text:span> </text:p>
            </text:list-item>
            <text:list-item>
              <text:p text:style-name="P2"><text:span text:style-name="T6">[ ] </text:span><text:span text:style-name="T7">Test</text:span> <text:span text:style-name="T6">liens croisés optimisés</text:span> </text:p>
            </text:list-item>
          </text:list>
          <text:p text:style-name="P5">Lundi 16 juin - Matin (9h-12h)</text:p>
          <text:list text:continue-numbering="true">
            <text:list-item>
              <text:p text:style-name="P2"><text:span text:style-name="T6">[ ] </text:span><text:span text:style-name="T7">Tests acceptation</text:span> <text:span text:style-name="T6">finaux toutes fonctionnalités</text:span> </text:p>
            </text:list-item>
            <text:list-item>
              <text:p text:style-name="P2"><text:span text:style-name="T6">[ ] </text:span><text:span text:style-name="T7">Validation</text:span> <text:span text:style-name="T6">guide utilisateur</text:span> </text:p>
            </text:list-item>
            <text:list-item>
              <text:p text:style-name="P2"><text:span text:style-name="T6">[ ] </text:span><text:span text:style-name="T7">Acceptance</text:span> <text:span text:style-name="T6">performance optimisée</text:span> </text:p>
            </text:list-item>
            <text:list-item>
              <text:p text:style-name="P2"><text:span text:style-name="T6">[ ] </text:span><text:span text:style-name="T7">Préparation</text:span> <text:span text:style-name="T6">démonstration finale</text:span> </text:p>
            </text:list-item>
          </text:list>
          <text:p text:style-name="P1">‍♂️ <text:span text:style-name="T4">LUDOVIC (SM) - Jour 5 &amp; 6</text:span></text:p>
          <text:p text:style-name="P5">Dimanche 15 juin - Jour 5</text:p>
          <text:p text:style-name="P3">Matin (9h-12h)</text:p>
          <text:list text:continue-numbering="true">
            <text:list-item>
              <text:p text:style-name="P2"><text:span text:style-name="T6">[ ] </text:span><text:span text:style-name="T7">Daily standup</text:span> <text:span text:style-name="T6">Sprint 3</text:span> </text:p>
            </text:list-item>
            <text:list-item>
              <text:p text:style-name="P2"><text:span text:style-name="T6">[ ] </text:span><text:span text:style-name="T7">Coordination</text:span> <text:span text:style-name="T6">PO-Dev sur forum (structure/contenu)</text:span> </text:p>
            </text:list-item>
            <text:list-item>
              <text:p text:style-name="P2"><text:span text:style-name="T6">[ ] </text:span><text:span text:style-name="T7">Suivi</text:span> <text:span text:style-name="T6">développement widgets</text:span> </text:p>
            </text:list-item>
            <text:list-item>
              <text:p text:style-name="P2"><text:span text:style-name="T6">[ ] </text:span><text:span text:style-name="T7">Facilitation</text:span> <text:span text:style-name="T6">tests continu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Coordination</text:span> <text:span text:style-name="T6">rédaction articles finaux</text:span> </text:p>
            </text:list-item>
            <text:list-item>
              <text:p text:style-name="P2"><text:span text:style-name="T6">[ ] </text:span><text:span text:style-name="T7">Suivi</text:span> <text:span text:style-name="T6">optimisation liens croisés</text:span> </text:p>
            </text:list-item>
            <text:list-item>
              <text:p text:style-name="P2"><text:span text:style-name="T6">[ ] </text:span><text:span text:style-name="T7">Résolution</text:span> <text:span text:style-name="T6">derniers blocages</text:span> </text:p>
            </text:list-item>
            <text:list-item>
              <text:p text:style-name="P2"><text:span text:style-name="T6">[ ] </text:span><text:span text:style-name="T7">Préparation</text:span> <text:span text:style-name="T6">tests finaux</text:span> </text:p>
            </text:list-item>
          </text:list>
          <text:p text:style-name="P5">Lundi 16 juin</text:p>
          <text:p text:style-name="P3">Matin (9h-12h)</text:p>
          <text:list text:continue-numbering="true">
            <text:list-item>
              <text:p text:style-name="P2"><text:span text:style-name="T6">[ ] </text:span><text:span text:style-name="T7">Coordination</text:span> <text:span text:style-name="T6">tests finaux avec Stanley</text:span> </text:p>
            </text:list-item>
            <text:list-item>
              <text:p text:style-name="P2"><text:span text:style-name="T6">[ ] </text:span><text:span text:style-name="T7">Suivi</text:span> <text:span text:style-name="T6">optimisation performances</text:span> </text:p>
            </text:list-item>
            <text:list-item>
              <text:p text:style-name="P2"><text:soft-page-break/><text:span text:style-name="T6">[ ] </text:span><text:span text:style-name="T7">Facilitation</text:span> <text:span text:style-name="T6">validation finale PO</text:span> </text:p>
            </text:list-item>
            <text:list-item>
              <text:p text:style-name="P2"><text:span text:style-name="T6">[ ] </text:span><text:span text:style-name="T7">Organisation</text:span> <text:span text:style-name="T6">retrospective projet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Coordination</text:span> <text:span text:style-name="T6">préparation livraison</text:span> </text:p>
            </text:list-item>
            <text:list-item>
              <text:p text:style-name="P2"><text:span text:style-name="T6">[ ] </text:span><text:span text:style-name="T7">Facilitation</text:span> <text:span text:style-name="T6">création documentation</text:span> </text:p>
            </text:list-item>
            <text:list-item>
              <text:p text:style-name="P2"><text:span text:style-name="T6">[ ] </text:span><text:span text:style-name="T7">Organisation</text:span> <text:span text:style-name="T6">démonstration</text:span> </text:p>
            </text:list-item>
            <text:list-item>
              <text:p text:style-name="P2"><text:span text:style-name="T6">[ ] </text:span><text:span text:style-name="T7">Retrospective</text:span> <text:span text:style-name="T6">complète projet</text:span> </text:p>
            </text:list-item>
          </text:list>
          <text:p text:style-name="P1"><text:span text:style-name="T11">離 </text:span><text:span text:style-name="T4">STANLEY (QA) - Jour 5 &amp; 6</text:span></text:p>
          <text:p text:style-name="P5">Dimanche 15 juin - Jour 5</text:p>
          <text:p text:style-name="P3">Matin (9h-12h)</text:p>
          <text:list text:continue-numbering="true">
            <text:list-item>
              <text:p text:style-name="P2"><text:span text:style-name="T6">[ ] </text:span><text:span text:style-name="T7">Tests</text:span> <text:span text:style-name="T6">structure forum + navigation</text:span> </text:p>
            </text:list-item>
            <text:list-item>
              <text:p text:style-name="P2"><text:span text:style-name="T6">[ ] </text:span><text:span text:style-name="T7">Validation</text:span> <text:span text:style-name="T6">topics démonstration</text:span> </text:p>
            </text:list-item>
            <text:list-item>
              <text:p text:style-name="P2"><text:span text:style-name="T6">[ ] </text:span><text:span text:style-name="T7">Tests</text:span> <text:span text:style-name="T6">section jeux forum</text:span> </text:p>
            </text:list-item>
            <text:list-item>
              <text:p text:style-name="P2"><text:span text:style-name="T6">[ ] </text:span><text:span text:style-name="T7">Tests</text:span> <text:span text:style-name="T6">classements partagé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s</text:span> <text:span text:style-name="T6">2 articles supplémentaires</text:span> </text:p>
            </text:list-item>
            <text:list-item>
              <text:p text:style-name="P2"><text:span text:style-name="T6">[ ] </text:span><text:span text:style-name="T7">Validation</text:span> <text:span text:style-name="T6">widgets activité récente</text:span> </text:p>
            </text:list-item>
            <text:list-item>
              <text:p text:style-name="P2"><text:span text:style-name="T6">[ ] </text:span><text:span text:style-name="T7">Tests</text:span> <text:span text:style-name="T6">liens croisés optimisés</text:span> </text:p>
            </text:list-item>
            <text:list-item>
              <text:p text:style-name="P2"><text:span text:style-name="T6">[ ] </text:span><text:span text:style-name="T7">Tests</text:span> <text:span text:style-name="T6">animations CSS</text:span> </text:p>
            </text:list-item>
          </text:list>
          <text:p text:style-name="P5">Lundi 16 juin</text:p>
          <text:p text:style-name="P3">Matin (9h-12h)</text:p>
          <text:list text:continue-numbering="true">
            <text:list-item>
              <text:p text:style-name="P2"><text:span text:style-name="T6">[ ] </text:span><text:span text:style-name="T7">Tests exhaustifs</text:span> <text:span text:style-name="T6">tous navigateurs</text:span> </text:p>
            </text:list-item>
            <text:list-item>
              <text:p text:style-name="P2"><text:span text:style-name="T6">[ ] </text:span><text:span text:style-name="T7">Tests performance</text:span> <text:span text:style-name="T6">(temps chargement &lt; 3s)</text:span> </text:p>
            </text:list-item>
            <text:list-item>
              <text:p text:style-name="P2"><text:span text:style-name="T6">[ ] </text:span><text:span text:style-name="T7">Validation</text:span> <text:span text:style-name="T6">HTML/CSS</text:span> </text:p>
            </text:list-item>
            <text:list-item>
              <text:p text:style-name="P2"><text:span text:style-name="T6">[ ] </text:span><text:span text:style-name="T7">Tests</text:span> <text:span text:style-name="T6">guide utilisateur intégré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Tests finaux</text:span> <text:span text:style-name="T6">avant livraison</text:span> </text:p>
            </text:list-item>
            <text:list-item>
              <text:p text:style-name="P2"><text:span text:style-name="T6">[ ] </text:span><text:span text:style-name="T7">Validation</text:span> <text:span text:style-name="T6">package livraison</text:span> </text:p>
            </text:list-item>
            <text:list-item>
              <text:p text:style-name="P2"><text:span text:style-name="T6">[ ] </text:span><text:span text:style-name="T7">Participation</text:span> <text:span text:style-name="T6">démonstration</text:span> </text:p>
            </text:list-item>
            <text:list-item>
              <text:p text:style-name="P2"><text:span text:style-name="T6">[ ] </text:span><text:span text:style-name="T7">Rapport</text:span> <text:span text:style-name="T6">qualité final</text:span> </text:p>
            </text:list-item>
          </text:list>
          <text:p text:style-name="P1"> <text:span text:style-name="T4">JULIEN (DEV) - Jour 5 &amp; 6</text:span></text:p>
          <text:p text:style-name="P5">Dimanche 15 juin - Jour 5</text:p>
          <text:p text:style-name="P3">Matin (9h-12h)</text:p>
          <text:list text:continue-numbering="true">
            <text:list-item>
              <text:p text:style-name="P2"><text:span text:style-name="T6">[ ] </text:span><text:span text:style-name="T7">Développement</text:span> <text:span text:style-name="T6">structure forum</text:span> </text:p>
            </text:list-item>
            <text:list-item>
              <text:p text:style-name="P2"><text:span text:style-name="T6">[ ] </text:span><text:span text:style-name="T7">Création</text:span> <text:span text:style-name="T6">topics démonstration (contenu Camille)</text:span> </text:p>
            </text:list-item>
            <text:list-item>
              <text:p text:style-name="P2"><text:span text:style-name="T6">[ ] </text:span><text:span text:style-name="T7">Intégration</text:span> <text:span text:style-name="T6">section jeux forum</text:span> </text:p>
            </text:list-item>
            <text:list-item>
              <text:p text:style-name="P2"><text:span text:style-name="T6">[ ] </text:span><text:span text:style-name="T7">Implémentation</text:span> <text:span text:style-name="T6">classements partagé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Intégration</text:span> <text:span text:style-name="T6">2 articles supplémentaires</text:span> </text:p>
            </text:list-item>
            <text:list-item>
              <text:p text:style-name="P2"><text:span text:style-name="T6">[ ] </text:span><text:span text:style-name="T7">Développement</text:span> <text:span text:style-name="T6">widgets activité récente</text:span> </text:p>
            </text:list-item>
            <text:list-item>
              <text:p text:style-name="P2"><text:span text:style-name="T6">[ ] </text:span><text:span text:style-name="T7">Optimisation</text:span> <text:span text:style-name="T6">liens croisés</text:span> </text:p>
            </text:list-item>
            <text:list-item>
              <text:p text:style-name="P2"><text:span text:style-name="T6">[ ] </text:span><text:span text:style-name="T7">Implémentation</text:span> <text:span text:style-name="T6">animations CSS fluides</text:span> </text:p>
            </text:list-item>
          </text:list>
          <text:p text:style-name="P5">Lundi 16 juin</text:p>
          <text:p text:style-name="P3">Matin (9h-12h)</text:p>
          <text:list text:continue-numbering="true">
            <text:list-item>
              <text:p text:style-name="P2"><text:span text:style-name="T6">[ ] </text:span><text:span text:style-name="T7">Optimisation performances</text:span> <text:span text:style-name="T6">(images, JS, CSS)</text:span> </text:p>
            </text:list-item>
            <text:list-item>
              <text:p text:style-name="P2"><text:span text:style-name="T6">[ ] </text:span><text:span text:style-name="T7">Validation</text:span> <text:span text:style-name="T6">HTML/CSS complet</text:span> </text:p>
            </text:list-item>
            <text:list-item>
              <text:p text:style-name="P2"><text:span text:style-name="T6">[ ] </text:span><text:span text:style-name="T7">Création</text:span> <text:span text:style-name="T6">guide utilisateur intégré</text:span> </text:p>
            </text:list-item>
            <text:list-item>
              <text:p text:style-name="P2"><text:span text:style-name="T6">[ ] </text:span><text:span text:style-name="T7">Corrections</text:span> <text:span text:style-name="T6">finales bugs</text:span> </text:p>
            </text:list-item>
          </text:list>
          <text:p text:style-name="P3">Après-midi (14h-18h)</text:p>
          <text:list text:continue-numbering="true">
            <text:list-item>
              <text:p text:style-name="P2"><text:span text:style-name="T6">[ ] </text:span><text:span text:style-name="T7">Finalisation</text:span> <text:span text:style-name="T6">package livraison</text:span> </text:p>
            </text:list-item>
            <text:list-item>
              <text:p text:style-name="P2"><text:soft-page-break/><text:span text:style-name="T6">[ ] </text:span><text:span text:style-name="T7">Création</text:span> <text:span text:style-name="T6">documentation technique</text:span> </text:p>
            </text:list-item>
            <text:list-item>
              <text:p text:style-name="P2"><text:span text:style-name="T6">[ ] </text:span><text:span text:style-name="T7">Préparation</text:span> <text:span text:style-name="T6">démonstration</text:span> </text:p>
            </text:list-item>
            <text:list-item>
              <text:p text:style-name="P2"><text:span text:style-name="T6">[ ] </text:span><text:span text:style-name="T7">Archive</text:span> <text:span text:style-name="T6">projet + guide déploiement</text:span> </text:p>
            </text:list-item>
          </text:list>
          <text:p text:style-name="P1"> </text:p>
          <text:p text:style-name="P1"> <text:span text:style-name="T2">CHARGE DE TRAVAIL PAR PERSONNE</text:span></text:p>
          <text:p text:style-name="P5">CAMIL (PO) - 48h réparties</text:p>
          <text:list text:continue-numbering="true">
            <text:list-item>
              <text:p text:style-name="P2"><text:span text:style-name="T8">Définition/Validation :</text:span> <text:span text:style-name="T5">60% (29h)</text:span> </text:p>
            </text:list-item>
            <text:list-item>
              <text:p text:style-name="P2"><text:span text:style-name="T8">Création contenu :</text:span> <text:span text:style-name="T5">30% (14h)</text:span> </text:p>
            </text:list-item>
            <text:list-item>
              <text:p text:style-name="P2"><text:span text:style-name="T8">Tests acceptation :</text:span> <text:span text:style-name="T5">10% (5h)</text:span> </text:p>
            </text:list-item>
          </text:list>
          <text:p text:style-name="P5">LUDOVIC (SM) - 48h réparties</text:p>
          <text:list text:continue-numbering="true">
            <text:list-item>
              <text:p text:style-name="P2"><text:span text:style-name="T8">Animation/Coordination :</text:span> <text:span text:style-name="T5">50% (24h)</text:span> </text:p>
            </text:list-item>
            <text:list-item>
              <text:p text:style-name="P2"><text:span text:style-name="T8">Facilitation :</text:span> <text:span text:style-name="T5">30% (14h)</text:span> </text:p>
            </text:list-item>
            <text:list-item>
              <text:p text:style-name="P2"><text:span text:style-name="T8">Résolution blocages :</text:span> <text:span text:style-name="T5">20% (10h)</text:span> </text:p>
            </text:list-item>
          </text:list>
          <text:p text:style-name="P5">STANLEY (QA) - 48h réparties</text:p>
          <text:list text:continue-numbering="true">
            <text:list-item>
              <text:p text:style-name="P2"><text:span text:style-name="T8">Tests fonctionnels :</text:span> <text:span text:style-name="T5">70% (34h)</text:span> </text:p>
            </text:list-item>
            <text:list-item>
              <text:p text:style-name="P2"><text:span text:style-name="T8">Tests techniques :</text:span> <text:span text:style-name="T5">20% (10h)</text:span> </text:p>
            </text:list-item>
            <text:list-item>
              <text:p text:style-name="P2"><text:span text:style-name="T8">Validation/Recette :</text:span> <text:span text:style-name="T5">10% (4h)</text:span> </text:p>
            </text:list-item>
          </text:list>
          <text:p text:style-name="P5">JULIEN (DEV) - 48h réparties</text:p>
          <text:list text:continue-numbering="true">
            <text:list-item>
              <text:p text:style-name="P2"><text:span text:style-name="T8">Développement pur :</text:span> <text:span text:style-name="T5">80% (38h)</text:span> </text:p>
            </text:list-item>
            <text:list-item>
              <text:p text:style-name="P2"><text:span text:style-name="T8">Intégration :</text:span> <text:span text:style-name="T5">15% (7h)</text:span> </text:p>
            </text:list-item>
            <text:list-item>
              <text:p text:style-name="P2"><text:span text:style-name="T8">Debug/Optimisation :</text:span> <text:span text:style-name="T5">5% (3h)</text:span> </text:p>
            </text:list-item>
          </text:list>
          <text:p text:style-name="P1"> </text:p>
          <text:p text:style-name="P1"> <text:span text:style-name="T2">RITUELS AGILES PAR SPRINT</text:span></text:p>
          <text:p text:style-name="P5">Daily Standups (Animés par Camil)</text:p>
          <text:list text:continue-numbering="true">
            <text:list-item>
              <text:p text:style-name="P2"><text:span text:style-name="T8">Chaque matin 10h</text:span> <text:span text:style-name="T5">(15 min max)</text:span> </text:p>
            </text:list-item>
            <text:list-item>
              <text:p text:style-name="P2"><text:span text:style-name="T5">Format : Ce que j’ai fait / Ce que je vais faire / Mes blocages</text:span> </text:p>
            </text:list-item>
            <text:list-item>
              <text:p text:style-name="P2"><text:span text:style-name="T8">Présents :</text:span> <text:span text:style-name="T5">Toute l’équipe</text:span> </text:p>
            </text:list-item>
          </text:list>
          <text:p text:style-name="P5">Sprint Planning (Facilité par Ludovic)</text:p>
          <text:list text:continue-numbering="true">
            <text:list-item>
              <text:p text:style-name="P2"><text:span text:style-name="T8">Début de chaque sprint</text:span> <text:span text:style-name="T5">(1h)</text:span> </text:p>
            </text:list-item>
            <text:list-item>
              <text:p text:style-name="P2"><text:span text:style-name="T8">Camille</text:span> <text:span text:style-name="T5">présente les priorités</text:span> </text:p>
            </text:list-item>
            <text:list-item>
              <text:p text:style-name="P2"><text:span text:style-name="T8">Équipe</text:span> <text:span text:style-name="T5">estime et s’engage</text:span> </text:p>
            </text:list-item>
          </text:list>
          <text:p text:style-name="P5">Sprint Review (Présenté par Camil)</text:p>
          <text:list text:continue-numbering="true">
            <text:list-item>
              <text:p text:style-name="P2"><text:span text:style-name="T8">Fin de chaque sprint</text:span> <text:span text:style-name="T5">(30 min)</text:span> </text:p>
            </text:list-item>
            <text:list-item>
              <text:p text:style-name="P2"><text:span text:style-name="T5">Démonstration des fonctionnalités</text:span> </text:p>
            </text:list-item>
            <text:list-item>
              <text:p text:style-name="P2"><text:span text:style-name="T8">Stanley</text:span> <text:span text:style-name="T5">présente les résultats de tests</text:span> </text:p>
            </text:list-item>
          </text:list>
          <text:p text:style-name="P5">Retrospective (Animée par Ludovic)</text:p>
          <text:list text:continue-numbering="true">
            <text:list-item>
              <text:p text:style-name="P2"><text:span text:style-name="T8">Après chaque sprint</text:span> <text:span text:style-name="T5">(30 min)</text:span> </text:p>
            </text:list-item>
            <text:list-item>
              <text:p text:style-name="P2"><text:span text:style-name="T5">What went well / What could be improved / Actions</text:span> </text:p>
            </text:list-item>
          </text:list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 Emoji" svg:font-family="'Segoe UI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udovic Van Craeyenest</meta:initial-creator>
    <meta:creation-date>2025-06-17T11:08:28.24</meta:creation-date>
    <dc:date>2025-06-18T09:16:43.538000000</dc:date>
    <meta:editing-duration>PT2M16S</meta:editing-duration>
    <meta:editing-cycles>2</meta:editing-cycles>
    <meta:generator>MtscOffice/7.4.2.3$Windows_X86_64 LibreOffice_project/382eef1f22670f7f4118c8c2dd222ec7ad009daf</meta:generator>
    <meta:document-statistic meta:table-count="0" meta:image-count="0" meta:object-count="0" meta:page-count="12" meta:paragraph-count="568" meta:word-count="3625" meta:character-count="19459" meta:non-whitespace-character-count="16565"/>
  </office:meta>
</office:document-meta>
</file>